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808.79pt"/>
    </style:style>
    <style:style style:name="co7" style:family="table-column">
      <style:table-column-properties fo:break-before="auto" style:column-width="189.3pt"/>
    </style:style>
    <style:style style:name="co8" style:family="table-column">
      <style:table-column-properties fo:break-before="auto" style:column-width="89.29pt"/>
    </style:style>
    <style:style style:name="co9" style:family="table-column">
      <style:table-column-properties fo:break-before="auto" style:column-width="65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illboard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reet_view_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.008411" calcext:value-type="float">
            <text:p>40.008411</text:p>
          </table:table-cell>
          <table:table-cell office:value-type="float" office:value="-79.0780831" calcext:value-type="float">
            <text:p>-79.0780831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0083679,-79.0780402,3a,60y,90t/data=!3m6!1e1!3m4!1s2sIpyKlVUeywMZ0QndZOG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.21907" calcext:value-type="float">
            <text:p>29.21907</text:p>
          </table:table-cell>
          <table:table-cell office:value-type="float" office:value="-82.18372" calcext:value-type="float">
            <text:p>-82.18372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9.2187321,-82.184311,3a,75y,37.44h,84.04t/data=!3m6!1e1!3m4!1sA7mKJ8D6T2B6-2PvHJTAcg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.466744" calcext:value-type="float">
            <text:p>44.466744</text:p>
          </table:table-cell>
          <table:table-cell office:value-type="float" office:value="-73.183347" calcext:value-type="float">
            <text:p>-73.183347</text:p>
          </table:table-cell>
          <table:table-cell office:value-type="string" calcext:value-type="string">
            <text:p>VT</text:p>
          </table:table-cell>
          <table:table-cell/>
          <table:table-cell office:value-type="string" calcext:value-type="string">
            <text:p>https://www.google.com/maps/place/44%C2%B028'00.3%22N+73%C2%B011'00.1%22W/@44.4670076,-73.1864328,260a,35y,92.62h,44.93t/data=!3m1!1e3!4m5!3m4!1s0x0:0x0!8m2!3d44.466744!4d-73.183347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l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.6341199" calcext:value-type="float">
            <text:p>43.6341199</text:p>
          </table:table-cell>
          <table:table-cell office:value-type="float" office:value="-70.3379309" calcext:value-type="float">
            <text:p>-70.3379309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https://www.google.com/maps/place/43%C2%B038'02.8%22N+70%C2%B020'16.6%22W/@43.6334825,-70.3414678,322a,35y,82.16h,44.88t/data=!3m1!1e3!4m5!3m4!1s0x0:0x0!8m2!3d43.6341199!4d-70.3379309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.65487" calcext:value-type="float">
            <text:p>37.65487</text:p>
          </table:table-cell>
          <table:table-cell office:value-type="float" office:value="-121.02648" calcext:value-type="float">
            <text:p>-121.0264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7.6556092,-121.0260295,3a,75y,221.29h,97.02t/data=!3m6!1e1!3m4!1sjHrQOhbAskeAXPHWlZYQug!2e0!7i13312!8i6656</text:p>
          </table:table-cell>
          <table:table-cell office:value-type="string" calcext:value-type="string">
            <text:p>Beyond Reasonable Doubt Jesus is Alive!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6.032568" calcext:value-type="float">
            <text:p>36.032568</text:p>
          </table:table-cell>
          <table:table-cell office:value-type="float" office:value="-79.808311" calcext:value-type="float">
            <text:p>-79.80831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0323623,-79.8083785,3a,60y,32.13h,90t/data=!3m6!1e1!3m4!1s0MYqMR-vmJWtGPm5FnyPa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.0293" calcext:value-type="float">
            <text:p>39.0293</text:p>
          </table:table-cell>
          <table:table-cell office:value-type="float" office:value="-95.6188" calcext:value-type="float">
            <text:p>-95.6188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https://www.google.com/maps/place/39%C2%B001'45.5%22N+95%C2%B037'07.7%22W/@39.0292629,-95.61752,81a,35y,273.27h,45.02t/data=!3m1!1e3!4m5!3m4!1s0x0:0x0!8m2!3d39.0293!4d-95.6188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Data not availabl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.36921" calcext:value-type="float">
            <text:p>35.36921</text:p>
          </table:table-cell>
          <table:table-cell office:value-type="float" office:value="-84.556459" calcext:value-type="float">
            <text:p>-84.556459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3689816,-84.5563282,3a,60y,90t/data=!3m6!1e1!3m4!1sS31E38Lwx2ThIen4nYazBA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Apr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5.442771" calcext:value-type="float">
            <text:p>35.442771</text:p>
          </table:table-cell>
          <table:table-cell office:value-type="float" office:value="-84.592866" calcext:value-type="float">
            <text:p>-84.592866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4426792,-84.5926964,3a,60y,228.24h,90t/data=!3m6!1e1!3m4!1sS8aKyYwDRyoviGZkZCzoU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.306768" calcext:value-type="float">
            <text:p>21.306768</text:p>
          </table:table-cell>
          <table:table-cell office:value-type="float" office:value="-157.858324" calcext:value-type="float">
            <text:p>-157.858324</text:p>
          </table:table-cell>
          <table:table-cell office:value-type="string" calcext:value-type="string">
            <text:p>HI</text:p>
          </table:table-cell>
          <table:table-cell/>
          <table:table-cell office:value-type="string" calcext:value-type="string">
            <text:p>https://www.google.com/maps/@21.3068063,-157.8584468,3a,53.2y,264.43h,103.28t/data=!3m6!1e1!3m4!1s41dRyyF7Sh23y9-IaeIxa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n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6.4607" calcext:value-type="float">
            <text:p>36.4607</text:p>
          </table:table-cell>
          <table:table-cell office:value-type="float" office:value="-77.6149" calcext:value-type="float">
            <text:p>-77.6149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4599362,-77.6148393,3a,75y,344.95h,81.84t/data=!3m6!1e1!3m4!1s3ai7W2NZkyRyyXtFemoT1g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1.6607" calcext:value-type="float">
            <text:p>31.6607</text:p>
          </table:table-cell>
          <table:table-cell office:value-type="float" office:value="-81.3933" calcext:value-type="float">
            <text:p>-81.3933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1.6614391,-81.3928054,3a,75y,222.39h,76.46t/data=!3m6!1e1!3m4!1sQNdPLfktS2s-KDmARrxv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8.8249" calcext:value-type="float">
            <text:p>38.8249</text:p>
          </table:table-cell>
          <table:table-cell office:value-type="float" office:value="-91.2027" calcext:value-type="float">
            <text:p>-91.2027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8252049,-91.2017056,3a,60y,241.81h,81.44t/data=!3m6!1e1!3m4!1sXFYMFD0uE2tsyarSCEiX1g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1.4147" calcext:value-type="float">
            <text:p>31.4147</text:p>
          </table:table-cell>
          <table:table-cell office:value-type="float" office:value="-97.1977" calcext:value-type="float">
            <text:p>-97.1977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1.4148966,-97.1979099,3a,60y,156.2h,90.11t/data=!3m6!1e1!3m4!1sJU4ARPL-4hwsA7-ehap-m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0.0515" calcext:value-type="float">
            <text:p>40.0515</text:p>
          </table:table-cell>
          <table:table-cell office:value-type="float" office:value="-80.6716" calcext:value-type="float">
            <text:p>-80.6716</text:p>
          </table:table-cell>
          <table:table-cell office:value-type="string" calcext:value-type="string">
            <text:p>WV</text:p>
          </table:table-cell>
          <table:table-cell/>
          <table:table-cell office:value-type="string" calcext:value-type="string">
            <text:p>https://www.google.com/maps/@40.0523286,-80.6705778,3a,15y,219.14h,92.61t/data=!3m6!1e1!3m4!1sT9uNlaNF4P1lKUHYy1PHt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2.8771" calcext:value-type="float">
            <text:p>42.8771</text:p>
          </table:table-cell>
          <table:table-cell office:value-type="float" office:value="-78.8654" calcext:value-type="float">
            <text:p>-78.8654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2.8773174,-78.8657395,3a,15.9y,156.59h,108.44t/data=!3m6!1e1!3m4!1s0Dq1ZvMiMjWcNxZYDZ_Y6w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.4083" calcext:value-type="float">
            <text:p>30.4083</text:p>
          </table:table-cell>
          <table:table-cell office:value-type="float" office:value="-89.2206" calcext:value-type="float">
            <text:p>-89.2206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0.4082243,-89.2206228,3a,24y,206.18h,99.85t/data=!3m6!1e1!3m4!1syGWxP_QGRBYx1JFHvrvUxQ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8.0078" calcext:value-type="float">
            <text:p>38.0078</text:p>
          </table:table-cell>
          <table:table-cell office:value-type="float" office:value="-87.4688" calcext:value-type="float">
            <text:p>-87.468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8.0065894,-87.4680825,3a,15y,332.17h,90.08t/data=!3m6!1e1!3m4!1sKxK-WOWjSnoXqh49-kBouw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.2073" calcext:value-type="float">
            <text:p>40.2073</text:p>
          </table:table-cell>
          <table:table-cell office:value-type="float" office:value="-79.6785" calcext:value-type="float">
            <text:p>-79.6785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2079461,-79.677688,3a,75y,235.84h,78.41t/data=!3m6!1e1!3m4!1s1fgn8BtYRImpVg_uaZ_PH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3.996" calcext:value-type="float">
            <text:p>33.996</text:p>
          </table:table-cell>
          <table:table-cell office:value-type="float" office:value="-86.053" calcext:value-type="float">
            <text:p>-86.053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9960948,-86.0521514,3a,60y,276.41h,85.4t/data=!3m6!1e1!3m4!1suV3DPTKl3nKcOnRrKId9U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Feb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8.9044" calcext:value-type="float">
            <text:p>38.9044</text:p>
          </table:table-cell>
          <table:table-cell office:value-type="float" office:value="-91.4815" calcext:value-type="float">
            <text:p>-91.4815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9032223,-91.479714,3a,15y,309.67h,97.04t/data=!3m6!1e1!3m4!1svyYOFQ6a8jKLSZf4a05USQ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Jan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.8507" calcext:value-type="float">
            <text:p>46.8507</text:p>
          </table:table-cell>
          <table:table-cell office:value-type="float" office:value="-96.84" calcext:value-type="float">
            <text:p>-96.84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https://www.google.com/maps/place/46%C2%B051'02.5%22N+96%C2%B050'24.0%22W/@46.8513711,-96.8401738,81a,35y,147.53h,45.02t/data=!3m1!1e3!4m5!3m4!1s0x0:0x0!8m2!3d46.8507!4d-96.84</text:p>
          </table:table-cell>
          <table:table-cell office:value-type="string" calcext:value-type="string">
            <text:p>If you die tonight? Heaven or Hell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35.19216" calcext:value-type="float">
            <text:p>35.19216</text:p>
          </table:table-cell>
          <table:table-cell office:value-type="float" office:value="-101.70145" calcext:value-type="float">
            <text:p>-101.7014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5.192372,-101.7016054,3a,75y,187.7h,101.06t/data=!3m6!1e1!3m4!1szwoTRweC5gIEuAv_YwYtF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Dec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0.1212" calcext:value-type="float">
            <text:p>30.1212</text:p>
          </table:table-cell>
          <table:table-cell office:value-type="float" office:value="-93.7866" calcext:value-type="float">
            <text:p>-93.7866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0.1193399,-93.7876564,3a,60y,90t/data=!3m6!1e1!3m4!1s9AfJt73boBjvLAG6bPbju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0.4428" calcext:value-type="float">
            <text:p>30.4428</text:p>
          </table:table-cell>
          <table:table-cell office:value-type="float" office:value="-87.2525" calcext:value-type="float">
            <text:p>-87.2525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30.4430909,-87.2526118,3a,60y,90h,90t/data=!3m6!1e1!3m4!1sZWk6K6st9xR924PIseeJY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pr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1.3933" calcext:value-type="float">
            <text:p>31.3933</text:p>
          </table:table-cell>
          <table:table-cell office:value-type="float" office:value="-89.3817" calcext:value-type="float">
            <text:p>-89.3817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31.3935545,-89.3814447,3a,60y,180h,90t/data=!3m6!1e1!3m4!1sVSH6bREfftwmIJ9fiKXtz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Apr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3.451" calcext:value-type="float">
            <text:p>33.451</text:p>
          </table:table-cell>
          <table:table-cell office:value-type="float" office:value="-82.0394" calcext:value-type="float">
            <text:p>-82.0394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3.4513438,-82.0396886,3a,15y,157.67h,106.02t/data=!3m6!1e1!3m4!1s79yJFgrXfGV5vhE6BU7oXA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2.4938" calcext:value-type="float">
            <text:p>32.4938</text:p>
          </table:table-cell>
          <table:table-cell office:value-type="float" office:value="-92.0359" calcext:value-type="float">
            <text:p>-92.0359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493154,-92.0373387,3a,15y,59.01h,92.04t/data=!3m6!1e1!3m4!1sQ3Nmhd1FP21IHBLOE7faO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4.332" calcext:value-type="float">
            <text:p>44.332</text:p>
          </table:table-cell>
          <table:table-cell office:value-type="float" office:value="-93.294" calcext:value-type="float">
            <text:p>-93.294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4.3321941,-93.2930613,3a,26.9y,253.45h,92.81t/data=!3m6!1e1!3m4!1svbPVLyHaQXTRhyucbpGEc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1.3839" calcext:value-type="float">
            <text:p>31.3839</text:p>
          </table:table-cell>
          <table:table-cell office:value-type="float" office:value="-89.3711" calcext:value-type="float">
            <text:p>-89.371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1.3831273,-89.369615,3a,15y,296.9h,91.27t/data=!3m6!1e1!3m4!1sVjBajBfeXtcpbZvuN9-Q-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35.779999" calcext:value-type="float">
            <text:p>35.779999</text:p>
          </table:table-cell>
          <table:table-cell office:value-type="float" office:value="-81.398732" calcext:value-type="float">
            <text:p>-81.39873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7802133,-81.3981288,3a,15y,239.97h,94.9t/data=!3m6!1e1!3m4!1syguSHvhCl3RtNRIg0FvW5g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6-Feb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36.5744" calcext:value-type="float">
            <text:p>36.5744</text:p>
          </table:table-cell>
          <table:table-cell office:value-type="float" office:value="-82.2875" calcext:value-type="float">
            <text:p>-82.2875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5742763,-82.2858247,3a,15y,277.42h,96.3t/data=!3m6!1e1!3m4!1sLEVi3NgjLrbZ61Wtf--h9A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37.7449" calcext:value-type="float">
            <text:p>37.7449</text:p>
          </table:table-cell>
          <table:table-cell office:value-type="float" office:value="-89.0486" calcext:value-type="float">
            <text:p>-89.0486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37.744971,-89.0485728,3a,60y,207.79h,89.51t/data=!3m6!1e1!3m4!1sk1I3tX6Dv0rA3310MqDsf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0.6165" calcext:value-type="float">
            <text:p>30.6165</text:p>
          </table:table-cell>
          <table:table-cell office:value-type="float" office:value="-87.5803" calcext:value-type="float">
            <text:p>-87.5803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0.6163281,-87.5789601,3a,15y,270.82h,94.39t/data=!3m6!1e1!3m4!1sQuCzd8MzTBFU1I7jJQilWg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8.988" calcext:value-type="float">
            <text:p>38.988</text:p>
          </table:table-cell>
          <table:table-cell office:value-type="float" office:value="-93.5347" calcext:value-type="float">
            <text:p>-93.5347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0,0,3a,90y,352.1h,79.35t/data=!3m6!1e1!3m4!1svMMWbj8Znp2mtIbZV2AG_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5.4518" calcext:value-type="float">
            <text:p>35.4518</text:p>
          </table:table-cell>
          <table:table-cell office:value-type="float" office:value="-86.0499" calcext:value-type="float">
            <text:p>-86.0499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4528016,-86.0495346,3a,90y,244.28h,95.63t/data=!3m6!1e1!3m4!1sI6hclUSqsbF4L-HYARJvd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2.14" calcext:value-type="float">
            <text:p>32.14</text:p>
          </table:table-cell>
          <table:table-cell office:value-type="float" office:value="-106.6475" calcext:value-type="float">
            <text:p>-106.6475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4516598,-86.0492688,3a,60y,326.31h,90.61t/data=!3m6!1e1!3m4!1sjBkpjgqXmR9h5u7ffY-Wh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Aug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4.7368" calcext:value-type="float">
            <text:p>34.7368</text:p>
          </table:table-cell>
          <table:table-cell office:value-type="float" office:value="-86.9383" calcext:value-type="float">
            <text:p>-86.9383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4.7367131,-86.9382344,3a,75y,273.39h,82.07t/data=!3m6!1e1!3m4!1sZGbq-fCI3JfV-dklZ02UI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5.876467" calcext:value-type="float">
            <text:p>35.876467</text:p>
          </table:table-cell>
          <table:table-cell office:value-type="float" office:value="-81.509187" calcext:value-type="float">
            <text:p>-81.509187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8770424,-81.5090898,3a,15.3y,190.6h,94.49t/data=!3m6!1e1!3m4!1sLH0sdjDyhUH6s5uKgl2bLQ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6-Feb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1.9878" calcext:value-type="float">
            <text:p>31.9878</text:p>
          </table:table-cell>
          <table:table-cell office:value-type="float" office:value="-102.0333" calcext:value-type="float">
            <text:p>-102.0333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1.9864894,-102.0344124,3a,21.6y,32.79h,95.3t/data=!3m6!1e1!3m4!1s6y1-qVhst0v5MpHxrf_VN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May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3.1591" calcext:value-type="float">
            <text:p>43.1591</text:p>
          </table:table-cell>
          <table:table-cell office:value-type="float" office:value="-93.3589" calcext:value-type="float">
            <text:p>-93.3589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3.1605827,-93.35537,3a,15y,243.33h,88.46t/data=!3m6!1e1!3m4!1sjGlAfSF-LGkcjjK0bK_CD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7.0677" calcext:value-type="float">
            <text:p>37.0677</text:p>
          </table:table-cell>
          <table:table-cell office:value-type="float" office:value="-88.6089" calcext:value-type="float">
            <text:p>-88.6089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7.0687232,-88.6114782,3a,15y,115.69h,89.16t/data=!3m6!1e1!3m4!1sbc3xses9FOoX8_mtVhpT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4.7789" calcext:value-type="float">
            <text:p>34.7789</text:p>
          </table:table-cell>
          <table:table-cell office:value-type="float" office:value="-92.1781" calcext:value-type="float">
            <text:p>-92.1781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https://www.google.com/maps/@34.7790903,-92.1775235,3a,60y,245.11h,87.26t/data=!3m6!1e1!3m4!1s-Yv991L1VUKqeWtGYB4TBg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7-Aug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89.9139" calcext:value-type="float">
            <text:p>-89.9139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4.3452697,-89.9148191,3a,47.5y,134.16h,104.21t/data=!3m6!1e1!3m4!1sRjH4DKVkUcjDIE25zDNiG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6.9591" calcext:value-type="float">
            <text:p>36.9591</text:p>
          </table:table-cell>
          <table:table-cell office:value-type="float" office:value="-93.2322" calcext:value-type="float">
            <text:p>-93.232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6.9595575,-93.2321247,3a,75y,174.48h,95.21t/data=!3m6!1e1!3m4!1s-GstQX9vxrAGxqEb3ajExA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7-Aug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5.2386" calcext:value-type="float">
            <text:p>35.2386</text:p>
          </table:table-cell>
          <table:table-cell office:value-type="float" office:value="-101.8308" calcext:value-type="float">
            <text:p>-101.8308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5.2382503,-101.8310483,3a,60y,13.42h,82.35t/data=!3m6!1e1!3m4!1s8Z-ODfHChWaMEyKtkwthR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pr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34.9314" calcext:value-type="float">
            <text:p>34.9314</text:p>
          </table:table-cell>
          <table:table-cell office:value-type="float" office:value="-90.1694" calcext:value-type="float">
            <text:p>-90.1694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4.9322746,-90.1695751,3a,54.8y,176.41h,83.51t/data=!3m6!1e1!3m4!1sNbKVa_xY-jlx4d-kmTETg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0.1056" calcext:value-type="float">
            <text:p>40.1056</text:p>
          </table:table-cell>
          <table:table-cell office:value-type="float" office:value="-87.6416" calcext:value-type="float">
            <text:p>-87.6416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40.1051229,-87.6410031,3a,20.1y,316.69h,99.17t/data=!3m6!1e1!3m4!1sRexOelRHhc9JP2fgbSuSa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7.069" calcext:value-type="float">
            <text:p>37.069</text:p>
          </table:table-cell>
          <table:table-cell office:value-type="float" office:value="-88.6114" calcext:value-type="float">
            <text:p>-88.6114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7.0691302,-88.6127012,3a,32.9y,101.62h,96.86t/data=!3m6!1e1!3m4!1sjzmVVBI5PMVt9ndgekMNN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0.5756" calcext:value-type="float">
            <text:p>40.5756</text:p>
          </table:table-cell>
          <table:table-cell office:value-type="float" office:value="-85.5522" calcext:value-type="float">
            <text:p>-85.55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0.5740852,-85.5511635,3a,75y,330.25h,104.85t/data=!3m6!1e1!3m4!1s68i5QyyoU1ZrQZ7zG8IgS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1.6883" calcext:value-type="float">
            <text:p>41.6883</text:p>
          </table:table-cell>
          <table:table-cell office:value-type="float" office:value="-85.0032" calcext:value-type="float">
            <text:p>-85.003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1.6878661,-85.0038681,3a,60y,35.77h,90t/data=!3m6!1e1!3m4!1szZ_G5nAPd7Bo6mEQBiH9G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2.4624" calcext:value-type="float">
            <text:p>32.4624</text:p>
          </table:table-cell>
          <table:table-cell office:value-type="float" office:value="-99.678" calcext:value-type="float">
            <text:p>-99.678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610699,-99.677173,3a,17.9y,336.04h,91.31t/data=!3m6!1e1!3m4!1scrNlXTjxfK-j28r7KNRT0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9.2908" calcext:value-type="float">
            <text:p>39.2908</text:p>
          </table:table-cell>
          <table:table-cell office:value-type="float" office:value="-80.3648" calcext:value-type="float">
            <text:p>-80.3648</text:p>
          </table:table-cell>
          <table:table-cell office:value-type="string" calcext:value-type="string">
            <text:p>WV</text:p>
          </table:table-cell>
          <table:table-cell/>
          <table:table-cell office:value-type="string" calcext:value-type="string">
            <text:p>https://www.google.com/maps/@32.4622279,-99.6785546,3a,24.1y,70.43h,88.25t/data=!3m6!1e1!3m4!1seZP_oEI21DrT6OopF073vw!2e0!7i13312!8i6656</text:p>
          </table:table-cell>
          <table:table-cell office:value-type="string" calcext:value-type="string">
            <text:p>The Holy Bible. Inspired. Absolute. Final.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.451" calcext:value-type="float">
            <text:p>32.451</text:p>
          </table:table-cell>
          <table:table-cell office:value-type="float" office:value="-100.4475" calcext:value-type="float">
            <text:p>-100.447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508587,-100.4480868,3a,65.5y,70.57h,89.49t/data=!3m6!1e1!3m4!1sDI68KjjlMEAoVE2wvlD0i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2.4129" calcext:value-type="float">
            <text:p>32.4129</text:p>
          </table:table-cell>
          <table:table-cell office:value-type="float" office:value="-99.4985" calcext:value-type="float">
            <text:p>-99.498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13921,-99.4990314,3a,60y,155.01h,84.51t/data=!3m6!1e1!3m4!1svGXSNodpozmWdBTCKBBa3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Jan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33.5106" calcext:value-type="float">
            <text:p>33.5106</text:p>
          </table:table-cell>
          <table:table-cell office:value-type="float" office:value="-81.8709" calcext:value-type="float">
            <text:p>-81.8709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3.5105486,-81.8703294,3a,60y,281.82h,90t/data=!3m6!1e1!3m4!1sltMP1UShfBP6pJtfi3kMP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5.9178" calcext:value-type="float">
            <text:p>45.9178</text:p>
          </table:table-cell>
          <table:table-cell office:value-type="float" office:value="-94.3439" calcext:value-type="float">
            <text:p>-94.3439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918379,-94.3450568,3a,15y,139.1h,89.65t/data=!3m6!1e1!3m4!1sMb_O6JH5ZQb2WxlcOBIPhA!2e0!7i13312!8i6656</text:p>
          </table:table-cell>
          <table:table-cell office:value-type="string" calcext:value-type="string">
            <text:p>The Holy Bible. Inspired. Absolute. Final.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7.0675" calcext:value-type="float">
            <text:p>37.0675</text:p>
          </table:table-cell>
          <table:table-cell office:value-type="float" office:value="-94.4175" calcext:value-type="float">
            <text:p>-94.4175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7.0650708,-94.4167918,3a,75y,19.3h,80.24t/data=!3m6!1e1!3m4!1s7ufr3eLwx6DradPKDX5i6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2.9207" calcext:value-type="float">
            <text:p>32.9207</text:p>
          </table:table-cell>
          <table:table-cell office:value-type="float" office:value="-97.6014" calcext:value-type="float">
            <text:p>-97.6014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9211146,-97.6014176,3a,60y,167.53h,87.65t/data=!3m6!1e1!3m4!1skK8osD10RLoKZ30YTK0Tc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6.8155" calcext:value-type="float">
            <text:p>36.8155</text:p>
          </table:table-cell>
          <table:table-cell office:value-type="float" office:value="-93.2243" calcext:value-type="float">
            <text:p>-93.224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6.8144463,-93.2256627,3a,60y,49.01h,67.53t/data=!3m6!1e1!3m4!1saP25SzcaZcGpUnpPooM16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2.6562" calcext:value-type="float">
            <text:p>42.6562</text:p>
          </table:table-cell>
          <table:table-cell office:value-type="float" office:value="-114.4794" calcext:value-type="float">
            <text:p>-114.4794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2.6561972,-114.4797136,3a,73y,66.05h,102.3t/data=!3m6!1e1!3m4!1sjLQ4fAzDBd9myItdkn_f1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4.8428" calcext:value-type="float">
            <text:p>44.8428</text:p>
          </table:table-cell>
          <table:table-cell office:value-type="float" office:value="-91.5994" calcext:value-type="float">
            <text:p>-91.5994</text:p>
          </table:table-cell>
          <table:table-cell office:value-type="string" calcext:value-type="string">
            <text:p>WI</text:p>
          </table:table-cell>
          <table:table-cell/>
          <table:table-cell office:value-type="string" calcext:value-type="string">
            <text:p>https://www.google.com/maps/@44.8440625,-91.6002088,3a,15.1y,140.94h,89.98t/data=!3m6!1e1!3m4!1skd4_hIROrfhNbNg5mLuuN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2.733" calcext:value-type="float">
            <text:p>32.733</text:p>
          </table:table-cell>
          <table:table-cell office:value-type="float" office:value="-114.6328" calcext:value-type="float">
            <text:p>-114.632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2.7335175,-114.6327054,3a,15y,182.42h,91.05t/data=!3m6!1e1!3m4!1sMQwacPvzYc2NIGLPyM3aK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Oct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3.6063" calcext:value-type="float">
            <text:p>33.6063</text:p>
          </table:table-cell>
          <table:table-cell office:value-type="float" office:value="-114.6437" calcext:value-type="float">
            <text:p>-114.6437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6067119,-114.6418556,3a,25.8y,263.91h,88.07t/data=!3m6!1e1!3m4!1sn8zShx3oytmOSVATzd8Cj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5.1122" calcext:value-type="float">
            <text:p>35.1122</text:p>
          </table:table-cell>
          <table:table-cell office:value-type="float" office:value="-103.3399" calcext:value-type="float">
            <text:p>-103.3399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11213,-103.3407117,3a,75y,32.39h,69.7t/data=!3m6!1e1!3m4!1scYJgqPBBdth3oOkeYle6R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Oct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0.4126" calcext:value-type="float">
            <text:p>30.4126</text:p>
          </table:table-cell>
          <table:table-cell office:value-type="float" office:value="-87.2492" calcext:value-type="float">
            <text:p>-87.2492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30.4121572,-87.2504985,3a,15.5y,69.8h,89.78t/data=!3m6!1e1!3m4!1sX7MPJGJxjhDw1qQVGLZ9M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4.1358" calcext:value-type="float">
            <text:p>44.1358</text:p>
          </table:table-cell>
          <table:table-cell office:value-type="float" office:value="-89.5317" calcext:value-type="float">
            <text:p>-89.5317</text:p>
          </table:table-cell>
          <table:table-cell office:value-type="string" calcext:value-type="string">
            <text:p>WI</text:p>
          </table:table-cell>
          <table:table-cell/>
          <table:table-cell office:value-type="string" calcext:value-type="string">
            <text:p>https://www.google.com/maps/@44.1360088,-89.5327283,3a,74.7y,155.54h,93.05t/data=!3m6!1e1!3m4!1sSxNpC_9s65dctoGB1TjNZw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8-Sep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8.1998" calcext:value-type="float">
            <text:p>38.1998</text:p>
          </table:table-cell>
          <table:table-cell office:value-type="float" office:value="-87.5495" calcext:value-type="float">
            <text:p>-87.549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8.2005533,-87.5498619,3a,18.6y,160.66h,89.74t/data=!3m6!1e1!3m4!1sFk9uTzFWXzZcDkZdoXNsi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6.2359" calcext:value-type="float">
            <text:p>26.2359</text:p>
          </table:table-cell>
          <table:table-cell office:value-type="float" office:value="-97.7209" calcext:value-type="float">
            <text:p>-97.7209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6.2348938,-97.7210773,3a,41.7y,21.76h,93.86t/data=!3m6!1e1!3m4!1sjRWkHCCAjkxFYxJioCRvi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4.9497" calcext:value-type="float">
            <text:p>34.9497</text:p>
          </table:table-cell>
          <table:table-cell office:value-type="float" office:value="-104.6341" calcext:value-type="float">
            <text:p>-104.6341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4.9495413,-104.6366901,3a,15y,90.82h,91.12t/data=!3m6!1e1!3m4!1sqJP4jQ-DwAk7I1kKiroXN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35.29184782" calcext:value-type="float">
            <text:p>35.29184782</text:p>
          </table:table-cell>
          <table:table-cell office:value-type="float" office:value="-89.9637419" calcext:value-type="float">
            <text:p>-89.9637419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2916822,-89.9630175,3a,22.9y,308.05h,97.46t/data=!3m6!1e1!3m4!1sTWiXjBiPxO3egHye6aKE9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2.7971" calcext:value-type="float">
            <text:p>32.7971</text:p>
          </table:table-cell>
          <table:table-cell office:value-type="float" office:value="-115.4998" calcext:value-type="float">
            <text:p>-115.499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2.7975461,-115.5004154,3a,44.2y,102.2h,104.47t/data=!3m6!1e1!3m4!1s-1c2BsVg8C2cFrl2Wh43j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May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6.5483" calcext:value-type="float">
            <text:p>36.5483</text:p>
          </table:table-cell>
          <table:table-cell office:value-type="float" office:value="-82.5828" calcext:value-type="float">
            <text:p>-82.5828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5484921,-82.5820101,3a,83y,239.54h,98.47t/data=!3m6!1e1!3m4!1sGMysXzrIQfRNFKzHy-VXp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Oct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1.4625" calcext:value-type="float">
            <text:p>41.4625</text:p>
          </table:table-cell>
          <table:table-cell office:value-type="float" office:value="-90.394" calcext:value-type="float">
            <text:p>-90.394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1.4626018,-90.3941703,3a,60y,198.15h,90t/data=!3m6!1e1!3m4!1sg6xVpUUqariIPy4Y9LXO7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7.2629" calcext:value-type="float">
            <text:p>37.2629</text:p>
          </table:table-cell>
          <table:table-cell office:value-type="float" office:value="-81.2388" calcext:value-type="float">
            <text:p>-81.2388</text:p>
          </table:table-cell>
          <table:table-cell office:value-type="string" calcext:value-type="string">
            <text:p>WV</text:p>
          </table:table-cell>
          <table:table-cell/>
          <table:table-cell office:value-type="string" calcext:value-type="string">
            <text:p>https://www.google.com/maps/@37.2641647,-81.2393735,3a,15y,164.8h,88.67t/data=!3m6!1e1!3m4!1s7Lc_DXRQw3ru3g6qpuqr2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7.482" calcext:value-type="float">
            <text:p>37.482</text:p>
          </table:table-cell>
          <table:table-cell office:value-type="float" office:value="-79.1186" calcext:value-type="float">
            <text:p>-79.1186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7.4807755,-79.1186888,3a,28.3y,16.82h,85.52t/data=!3m6!1e1!3m4!1sWicgFrjxqHAupucryIuKV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4.4632" calcext:value-type="float">
            <text:p>44.4632</text:p>
          </table:table-cell>
          <table:table-cell office:value-type="float" office:value="-103.6256" calcext:value-type="float">
            <text:p>-103.6256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https://www.google.com/maps/@44.4625019,-103.623828,3a,24.4y,285.23h,90.74t/data=!3m6!1e1!3m4!1sNpTzp6n_SaB592FMgLa1m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3.314067" calcext:value-type="float">
            <text:p>43.314067</text:p>
          </table:table-cell>
          <table:table-cell office:value-type="float" office:value="-123.347267" calcext:value-type="float">
            <text:p>-123.347267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3.3131779,-123.3478999,3a,22.8y,36.1h,91.39t/data=!3m6!1e1!3m4!1smJmIZ765n4NWaVft0GLtq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2.71209717" calcext:value-type="float">
            <text:p>42.71209717</text:p>
          </table:table-cell>
          <table:table-cell office:value-type="float" office:value="-114.5356903" calcext:value-type="float">
            <text:p>-114.5356903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2.711671,-114.5351605,3a,75.2y,330.74h,86.86t/data=!3m6!1e1!3m4!1szmPS_dYUx3MP5fcc6Gkxr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4.06083" calcext:value-type="float">
            <text:p>44.06083</text:p>
          </table:table-cell>
          <table:table-cell office:value-type="float" office:value="-123.13426" calcext:value-type="float">
            <text:p>-123.13426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4.0620881,-123.1354214,3a,19.3y,159.39h,91.78t/data=!3m6!1e1!3m4!1stegGcKzxNy3CK3fvs76s8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Aug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3.148546" calcext:value-type="float">
            <text:p>43.148546</text:p>
          </table:table-cell>
          <table:table-cell office:value-type="float" office:value="-123.374512" calcext:value-type="float">
            <text:p>-123.37451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3.1486721,-123.3737313,3a,58.9y,278.56h,91.02t/data=!3m6!1e1!3m4!1sCa70wSIh5EpYmL1PcpKTF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3.576569" calcext:value-type="float">
            <text:p>43.576569</text:p>
          </table:table-cell>
          <table:table-cell office:value-type="float" office:value="-116.273806" calcext:value-type="float">
            <text:p>-116.273806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3.5771304,-116.2740279,3a,75y,143.35h,81.85t/data=!3m6!1e1!3m4!1stGzoY-4F28ePa_thD91kq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4.15362" calcext:value-type="float">
            <text:p>44.15362</text:p>
          </table:table-cell>
          <table:table-cell office:value-type="float" office:value="-123.201092" calcext:value-type="float">
            <text:p>-123.20109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4.1534272,-123.200819,3a,60y,337.5h,89.06t/data=!3m6!1e1!3m4!1soci15ExoIo_DJG0vHClT6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4.77669" calcext:value-type="float">
            <text:p>44.77669</text:p>
          </table:table-cell>
          <table:table-cell office:value-type="float" office:value="-117.80938" calcext:value-type="float">
            <text:p>-117.8093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4.7778675,-117.8099548,3a,75y,147.87h,90.17t/data=!3m6!1e1!3m4!1sMjxa_zGtCZpAO2StmUl3E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6.8754" calcext:value-type="float">
            <text:p>46.8754</text:p>
          </table:table-cell>
          <table:table-cell office:value-type="float" office:value="-97.0952" calcext:value-type="float">
            <text:p>-97.0952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https://www.google.com/maps/@46.8761513,-97.0955592,3a,60y,124.19h,81.44t/data=!3m6!1e1!3m4!1sryBOb6wrT-yzEUwwQzlaR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Oct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2.916274" calcext:value-type="float">
            <text:p>32.916274</text:p>
          </table:table-cell>
          <table:table-cell office:value-type="float" office:value="-96.744374" calcext:value-type="float">
            <text:p>-96.744374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9162904,-96.7438812,3a,60y,289.33h,90.25t/data=!3m6!1e1!3m4!1sOYEguDMuPK29njNiEA0OiA!2e0!7i13312!8i6656</text:p>
          </table:table-cell>
          <table:table-cell office:value-type="string" calcext:value-type="string">
            <text:p>Lust drags you down to hell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2.380215" calcext:value-type="float">
            <text:p>42.380215</text:p>
          </table:table-cell>
          <table:table-cell office:value-type="float" office:value="-83.195509" calcext:value-type="float">
            <text:p>-83.195509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3794459,-83.1957052,3a,75y,20.6h,90.1t/data=!3m6!1e1!3m4!1sb24YH5SL0n7UnpgnbS79m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0.333836" calcext:value-type="float">
            <text:p>30.333836</text:p>
          </table:table-cell>
          <table:table-cell office:value-type="float" office:value="-81.670148" calcext:value-type="float">
            <text:p>-81.670148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30.3343171,-81.6701759,3a,19.7y,178.77h,90.99t/data=!3m6!1e1!3m4!1sBoPAzt0-XOHt50tVU_gnm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2.671293" calcext:value-type="float">
            <text:p>32.671293</text:p>
          </table:table-cell>
          <table:table-cell office:value-type="float" office:value="-96.941589" calcext:value-type="float">
            <text:p>-96.941589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67055,-96.9424115,3a,75y,31.88h,92.54t/data=!3m6!1e1!3m4!1sWoWK469v1s3qpJRbPoAvE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5.160382" calcext:value-type="float">
            <text:p>45.160382</text:p>
          </table:table-cell>
          <table:table-cell office:value-type="float" office:value="-93.515121" calcext:value-type="float">
            <text:p>-93.515121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1608792,-93.5171427,3a,15y,111.82h,92.52t/data=!3m6!1e1!3m4!1s5Pi2RaP7VuFHonOcH1GOq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8.321968" calcext:value-type="float">
            <text:p>28.321968</text:p>
          </table:table-cell>
          <table:table-cell office:value-type="float" office:value="-81.47145" calcext:value-type="float">
            <text:p>-81.47145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3241211,-81.4708832,3a,21.6y,188.11h,89.17t/data=!3m6!1e1!3m4!1s4TPMIYNONDMyiMYA_gcp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32.6848" calcext:value-type="float">
            <text:p>32.6848</text:p>
          </table:table-cell>
          <table:table-cell office:value-type="float" office:value="-96.942002" calcext:value-type="float">
            <text:p>-96.942002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6844644,-96.9439849,3a,19.7y,72.96h,91.76t/data=!3m6!1e1!3m4!1sDWKahdbK9zKRJbNNRO_F8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35.193643" calcext:value-type="float">
            <text:p>35.193643</text:p>
          </table:table-cell>
          <table:table-cell office:value-type="float" office:value="-89.995824" calcext:value-type="float">
            <text:p>-89.995824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1926496,-89.9973051,3a,16y,41.78h,94.66t/data=!3m6!1e1!3m4!1sfHbWycULk6brnFHnmZNb9w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9.126542" calcext:value-type="float">
            <text:p>39.126542</text:p>
          </table:table-cell>
          <table:table-cell office:value-type="float" office:value="-94.496517" calcext:value-type="float">
            <text:p>-94.496517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9.1268057,-94.4974016,3a,15y,112.64h,93.37t/data=!3m6!1e1!3m4!1s7vbWkWf2wx0bdDyS4OMLQA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2.408787" calcext:value-type="float">
            <text:p>42.408787</text:p>
          </table:table-cell>
          <table:table-cell office:value-type="float" office:value="-83.0821" calcext:value-type="float">
            <text:p>-83.0821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40878,-83.0805204,3a,21.7y,272.52h,90.25t/data=!3m6!1e1!3m4!1sFViOwTje1KjjaXM5OQAJC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32.751022" calcext:value-type="float">
            <text:p>32.751022</text:p>
          </table:table-cell>
          <table:table-cell office:value-type="float" office:value="-96.771105" calcext:value-type="float">
            <text:p>-96.77110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7506253,-96.7703595,3a,16.6y,300.9h,90.74t/data=!3m6!1e1!3m4!1swMdPqZ6oCiqwWw1KZSDj_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4.061399" calcext:value-type="float">
            <text:p>44.061399</text:p>
          </table:table-cell>
          <table:table-cell office:value-type="float" office:value="-123.021702" calcext:value-type="float">
            <text:p>-123.02170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4.0610253,-123.0232733,3a,24.1y,66.52h,91.68t/data=!3m6!1e1!3m4!1sRAXpvfoAyzELbUdTmqqKU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an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0.786868" calcext:value-type="float">
            <text:p>40.786868</text:p>
          </table:table-cell>
          <table:table-cell office:value-type="float" office:value="-81.375153" calcext:value-type="float">
            <text:p>-81.375153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0.7868535,-81.373277,3a,15y,265.98h,92.49t/data=!3m6!1e1!3m4!1swj6da-LLp3L5oD8ubQk37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2.086538" calcext:value-type="float">
            <text:p>32.086538</text:p>
          </table:table-cell>
          <table:table-cell office:value-type="float" office:value="-96.438286" calcext:value-type="float">
            <text:p>-96.438286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0861833,-96.438854,3a,18.3y,63.85h,93.01t/data=!3m6!1e1!3m4!1sc2RJsjC2TcsfPhgjzQRAs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41.781153" calcext:value-type="float">
            <text:p>41.781153</text:p>
          </table:table-cell>
          <table:table-cell office:value-type="float" office:value="-83.471568" calcext:value-type="float">
            <text:p>-83.471568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1.7810375,-83.4726467,3a,75y,45.72h,89.25t/data=!3m7!1e1!3m5!1sD5-RE__H1HJPzqRBSx3_7Q!2e0!6s%2F%2Fgeo1.ggpht.com%2Fcbk%3Fpanoid%3DD5-RE__H1HJPzqRBSx3_7Q%26output%3Dthumbnail%26cb_client%3Dmaps_sv.tactile.gps%26thumb%3D2%26w%3D203%26h%3D100%26yaw%3D319.4148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8.555534" calcext:value-type="float">
            <text:p>28.555534</text:p>
          </table:table-cell>
          <table:table-cell office:value-type="float" office:value="-81.114126" calcext:value-type="float">
            <text:p>-81.114126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5558855,-81.1142721,3a,75y,154.92h,82.17t/data=!3m6!1e1!3m4!1s8U2JfmURhsl3E8m0WCT0Y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1.7202" calcext:value-type="float">
            <text:p>41.7202</text:p>
          </table:table-cell>
          <table:table-cell office:value-type="float" office:value="-86.8052" calcext:value-type="float">
            <text:p>-86.805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1.7205128,-86.8056269,3a,75y,104.52h,70.13t/data=!3m6!1e1!3m4!1sXWu37SROR-yFyq3B9wI4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9.708029" calcext:value-type="float">
            <text:p>39.708029</text:p>
          </table:table-cell>
          <table:table-cell office:value-type="float" office:value="-84.218461" calcext:value-type="float">
            <text:p>-84.218461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7094107,-84.217295,3a,75y,221.23h,64.88t/data=!3m6!1e1!3m4!1sR791_xcRTZIEBUKQzUaX9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9.1852" calcext:value-type="float">
            <text:p>39.1852</text:p>
          </table:table-cell>
          <table:table-cell office:value-type="float" office:value="-94.793596" calcext:value-type="float">
            <text:p>-94.793596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https://www.google.com/maps/@39.1854626,-94.7913096,3a,46y,264.9h,88.19t/data=!3m6!1e1!3m4!1sb0vA75srBQ8Wian_FLYDc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9.154262" calcext:value-type="float">
            <text:p>39.154262</text:p>
          </table:table-cell>
          <table:table-cell office:value-type="float" office:value="-94.506835" calcext:value-type="float">
            <text:p>-94.506835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9.1551342,-94.506575,3a,15.6y,194.45h,88.92t/data=!3m6!1e1!3m4!1sv956cfMXZiDXPl8TmowwxQ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8.380284" calcext:value-type="float">
            <text:p>28.380284</text:p>
          </table:table-cell>
          <table:table-cell office:value-type="float" office:value="-82.192892" calcext:value-type="float">
            <text:p>-82.192892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3802171,-82.1925758,3a,60y,285.59h,86.13t/data=!3m6!1e1!3m4!1s8R20qK-8PzOr2eoQ-POsq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9.799385" calcext:value-type="float">
            <text:p>39.799385</text:p>
          </table:table-cell>
          <table:table-cell office:value-type="float" office:value="-84.10845" calcext:value-type="float">
            <text:p>-84.10845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7994136,-84.1064902,3a,60y,278.45h,82.75t/data=!3m6!1e1!3m4!1s0TX4BiiPPsqC3d2nHD428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45.060248" calcext:value-type="float">
            <text:p>45.060248</text:p>
          </table:table-cell>
          <table:table-cell office:value-type="float" office:value="-123.554032" calcext:value-type="float">
            <text:p>-123.554032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5.0595977,-123.553062,3a,75y,274.61h,79.23t/data=!3m6!1e1!3m4!1sQL6-H2Po7yCV2ZlSdn1lR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9.910467" calcext:value-type="float">
            <text:p>39.910467</text:p>
          </table:table-cell>
          <table:table-cell office:value-type="float" office:value="-83.851902" calcext:value-type="float">
            <text:p>-83.851902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9113745,-83.852524,3a,75y,155.54h,82.46t/data=!3m6!1e1!3m4!1s1CYwsTK3XUjj4j7K9Umk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0.252625" calcext:value-type="float">
            <text:p>40.252625</text:p>
          </table:table-cell>
          <table:table-cell office:value-type="float" office:value="-111.695788" calcext:value-type="float">
            <text:p>-111.695788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25121,-111.6960118,3a,20.2y,9.38h,92.62t/data=!3m6!1e1!3m4!1s7eee3uZPKKr6qXMBGM7SA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0.170592" calcext:value-type="float">
            <text:p>40.170592</text:p>
          </table:table-cell>
          <table:table-cell office:value-type="float" office:value="-111.647242" calcext:value-type="float">
            <text:p>-111.647242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1693738,-111.6464024,3a,19.7y,322.29h,89.64t/data=!3m6!1e1!3m4!1skEbi85VkD3fbhMHrDJx0a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1.325438" calcext:value-type="float">
            <text:p>41.325438</text:p>
          </table:table-cell>
          <table:table-cell office:value-type="float" office:value="-112.030053" calcext:value-type="float">
            <text:p>-112.030053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1.3263945,-112.0299396,3a,60y,180h,90t/data=!3m6!1e1!3m4!1sxvexIaAMLq8wa65mo2ZPv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1.319996" calcext:value-type="float">
            <text:p>41.319996</text:p>
          </table:table-cell>
          <table:table-cell office:value-type="float" office:value="-112.027614" calcext:value-type="float">
            <text:p>-112.027614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1.3195313,-112.0269188,3a,60y,330.68h,92.11t/data=!3m6!1e1!3m4!1sv4HghZaKUwQ6kPkbLtX7R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0.723597" calcext:value-type="float">
            <text:p>40.723597</text:p>
          </table:table-cell>
          <table:table-cell office:value-type="float" office:value="-112.045057" calcext:value-type="float">
            <text:p>-112.045057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7228643,-112.0455323,3a,24.4y,18.21h,90.56t/data=!3m6!1e1!3m4!1sLszrLj2SCm-IsvvTavXLB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0.723589" calcext:value-type="float">
            <text:p>40.723589</text:p>
          </table:table-cell>
          <table:table-cell office:value-type="float" office:value="-112.045073" calcext:value-type="float">
            <text:p>-112.045073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place/40%C2%B043'24.9%22N+112%C2%B002'42.3%22W/@40.7248887,-112.0446572,96a,35y,180h,45.01t/data=!3m1!1e3!4m5!3m4!1s0x0:0x0!8m2!3d40.723589!4d-112.045073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0.724943" calcext:value-type="float">
            <text:p>40.724943</text:p>
          </table:table-cell>
          <table:table-cell office:value-type="float" office:value="-111.93924" calcext:value-type="float">
            <text:p>-111.93924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725494,-111.9389078,3a,90y,237.02h,91.2t/data=!3m6!1e1!3m4!1swKJlKmSzIdnxbFt96mck0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pr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0.835965" calcext:value-type="float">
            <text:p>40.835965</text:p>
          </table:table-cell>
          <table:table-cell office:value-type="float" office:value="-111.917117" calcext:value-type="float">
            <text:p>-111.917117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8364286,-111.9161471,3a,75y,219.76h,87.64t/data=!3m6!1e1!3m4!1sxh0DFPnXSaTQXH-jpk0X7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0.700042" calcext:value-type="float">
            <text:p>40.700042</text:p>
          </table:table-cell>
          <table:table-cell office:value-type="float" office:value="-111.855878" calcext:value-type="float">
            <text:p>-111.855878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6999445,-111.8551481,3a,19.4y,289.86h,95.69t/data=!3m6!1e1!3m4!1shoE9Rvv8yn8jYVPGGHRmU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pr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1.205952" calcext:value-type="float">
            <text:p>41.205952</text:p>
          </table:table-cell>
          <table:table-cell office:value-type="float" office:value="-111.97107" calcext:value-type="float">
            <text:p>-111.97107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1.2062234,-111.970717,3a,75y,227.87h,87.31t/data=!3m6!1e1!3m4!1sOoBoQjU8-1fSNRKd_FWI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9.617481" calcext:value-type="float">
            <text:p>39.617481</text:p>
          </table:table-cell>
          <table:table-cell office:value-type="float" office:value="-119.871521" calcext:value-type="float">
            <text:p>-119.87152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9.6177702,-119.8763816,3a,75y,95.64h,88.28t/data=!3m6!1e1!3m4!1s5ldQGHdfRklEEP63wSdMI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3.661566" calcext:value-type="float">
            <text:p>43.661566</text:p>
          </table:table-cell>
          <table:table-cell office:value-type="float" office:value="-116.31804" calcext:value-type="float">
            <text:p>-116.31804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3.6608238,-116.3183418,3a,75y,356.65h,89.17t/data=!3m7!1e1!3m5!1sdK2b8FC41VUBdqBdmeiB8g!2e0!6s%2F%2Fgeo0.ggpht.com%2Fcbk%3Fpanoid%3DdK2b8FC41VUBdqBdmeiB8g%26output%3Dthumbnail%26cb_client%3Dmaps_sv.tactile.gps%26thumb%3D2%26w%3D203%26h%3D100%26yaw%3D174.4977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1.526839" calcext:value-type="float">
            <text:p>41.526839</text:p>
          </table:table-cell>
          <table:table-cell office:value-type="float" office:value="-112.065614" calcext:value-type="float">
            <text:p>-112.065614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1.5280395,-112.0654134,3a,75y,207.53h,76.06t/data=!3m6!1e1!3m4!1sJVV8T1rP4yip4n6NIABFd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8.60128" calcext:value-type="float">
            <text:p>38.60128</text:p>
          </table:table-cell>
          <table:table-cell office:value-type="float" office:value="-112.60815" calcext:value-type="float">
            <text:p>-112.60815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38.603596,-112.6088627,3a,26.3y,151.21h,89.68t/data=!3m6!1e1!3m4!1sahzaYRfJlvSbFPebbn_xj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n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6.795281" calcext:value-type="float">
            <text:p>36.795281</text:p>
          </table:table-cell>
          <table:table-cell office:value-type="float" office:value="-114.121011" calcext:value-type="float">
            <text:p>-114.12101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6.7950056,-114.120213,3a,69.8y,287.3h,82.68t/data=!3m6!1e1!3m4!1sMd7DPiXG5dsAXdn8n7W1u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1.566804" calcext:value-type="float">
            <text:p>41.566804</text:p>
          </table:table-cell>
          <table:table-cell office:value-type="float" office:value="-109.287428" calcext:value-type="float">
            <text:p>-109.287428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5678672,-109.2859356,3a,75y,145.57h,92.96t/data=!3m6!1e1!3m4!1sY6McyOsRofgI-NBSfBj_M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n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3.633133" calcext:value-type="float">
            <text:p>43.633133</text:p>
          </table:table-cell>
          <table:table-cell office:value-type="float" office:value="-116.2475" calcext:value-type="float">
            <text:p>-116.2475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3.6326932,-116.2478727,3a,60y,22.98h,82.36t/data=!3m6!1e1!3m4!1sM-4EkcpomCtDIWjfn0cHx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9.2181" calcext:value-type="float">
            <text:p>39.2181</text:p>
          </table:table-cell>
          <table:table-cell office:value-type="float" office:value="-119.6541" calcext:value-type="float">
            <text:p>-119.654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43.6338653,-116.2460821,3a,20.9y,240.3h,91.84t/data=!3m6!1e1!3m4!1snxMfxtCremTzv68UYZl9Y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9.183054" calcext:value-type="float">
            <text:p>39.183054</text:p>
          </table:table-cell>
          <table:table-cell office:value-type="float" office:value="-119.718181" calcext:value-type="float">
            <text:p>-119.71818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9.1833444,-119.7166346,3a,25.1y,263.2h,90.66t/data=!3m6!1e1!3m4!1s8OxmaiaQkHfckEBzi2DuF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9.61442" calcext:value-type="float">
            <text:p>39.61442</text:p>
          </table:table-cell>
          <table:table-cell office:value-type="float" office:value="-119.252863" calcext:value-type="float">
            <text:p>-119.252863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9.6149509,-119.2545288,3a,75y,133.63h,100.85t/data=!3m6!1e1!3m4!1sJYj3DBTjUpJMbemPpCPYf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7.941467" calcext:value-type="float">
            <text:p>47.941467</text:p>
          </table:table-cell>
          <table:table-cell office:value-type="float" office:value="-116.698383" calcext:value-type="float">
            <text:p>-116.698383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7.9419989,-116.6990778,3a,60y,130.23h,74.25t/data=!3m6!1e1!3m4!1s6qLwYRCvixrgClRHyc1g8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6.59206" calcext:value-type="float">
            <text:p>46.59206</text:p>
          </table:table-cell>
          <table:table-cell office:value-type="float" office:value="-111.96241" calcext:value-type="float">
            <text:p>-111.96241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https://www.google.com/maps/@46.5918993,-111.9613237,3a,75y,331.69h,85.14t/data=!3m6!1e1!3m4!1skDMB55kHaurOOk7E31p4Z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6.00685" calcext:value-type="float">
            <text:p>46.00685</text:p>
          </table:table-cell>
          <table:table-cell office:value-type="float" office:value="-112.66039" calcext:value-type="float">
            <text:p>-112.66039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https://www.google.com/maps/@46.0073163,-112.6598742,3a,60y,248.15h,92.29t/data=!3m6!1e1!3m4!1sxwKLh1ed9TpXsYqZzMAIg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1.7619054" calcext:value-type="float">
            <text:p>31.7619054</text:p>
          </table:table-cell>
          <table:table-cell office:value-type="float" office:value="-106.4850018" calcext:value-type="float">
            <text:p>-106.485001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31.7614408,-106.4854394,3a,60y,334.55h,90t/data=!3m6!1e1!3m4!1sooBB2_MUFIkx_IIqwfNr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1.2187338" calcext:value-type="float">
            <text:p>61.2187338</text:p>
          </table:table-cell>
          <table:table-cell office:value-type="float" office:value="-149.9000663" calcext:value-type="float">
            <text:p>-149.9000663</text:p>
          </table:table-cell>
          <table:table-cell office:value-type="string" calcext:value-type="string">
            <text:p>AK</text:p>
          </table:table-cell>
          <table:table-cell/>
          <table:table-cell office:value-type="string" calcext:value-type="string">
            <text:p>https://www.google.com/maps/@61.2189403,-149.8995981,3a,60y,228.56h,96.71t/data=!3m6!1e1!3m4!1shzOFkdo6BLZRsc9dmuRRi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l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0.622062" calcext:value-type="float">
            <text:p>40.622062</text:p>
          </table:table-cell>
          <table:table-cell office:value-type="float" office:value="-74.216423" calcext:value-type="float">
            <text:p>-74.216423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6233672,-74.2168168,3a,75y,156.15h,89.75t/data=!3m6!1e1!3m4!1sJ54y1Q0fwZtWXOhrGCz2U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6.17298236" calcext:value-type="float">
            <text:p>36.17298236</text:p>
          </table:table-cell>
          <table:table-cell office:value-type="float" office:value="-115.1528281" calcext:value-type="float">
            <text:p>-115.152828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40.6220941,-74.2173042,3a,75y,64.47h,90.47t/data=!3m6!1e1!3m4!1s16u9KFPIIDjk2caHrCGNd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pr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.01548737" calcext:value-type="float">
            <text:p>40.01548737</text:p>
          </table:table-cell>
          <table:table-cell office:value-type="float" office:value="-75.05484134" calcext:value-type="float">
            <text:p>-75.05484134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0153039,-75.0538834,3a,60y,268.19h,84.95t/data=!3m6!1e1!3m4!1skJnc2gPGHOQEIgXtvR3Z8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9.39572051" calcext:value-type="float">
            <text:p>29.39572051</text:p>
          </table:table-cell>
          <table:table-cell office:value-type="float" office:value="-98.50054264" calcext:value-type="float">
            <text:p>-98.50054264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3957381,-98.5017072,3a,75y,72.92h,100.1t/data=!3m6!1e1!3m4!1sz3lFhX_ts26rTzF0sY6Nc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r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9.80974024" calcext:value-type="float">
            <text:p>29.80974024</text:p>
          </table:table-cell>
          <table:table-cell office:value-type="float" office:value="-95.33945708" calcext:value-type="float">
            <text:p>-95.33945708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8094268,-95.3403313,3a,21.5y,67.98h,92.5t/data=!3m6!1e1!3m4!1snji3NTzvrBgBNgajoQq5T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9.6516651" calcext:value-type="float">
            <text:p>39.6516651</text:p>
          </table:table-cell>
          <table:table-cell office:value-type="float" office:value="-75.713498" calcext:value-type="float">
            <text:p>-75.713498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https://www.google.com/maps/@39.6527434,-75.7121242,3a,24.1y,232.63h,88.09t/data=!3m6!1e1!3m4!1spRbQicCaEe4CGmqj4YhV9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42.373047" calcext:value-type="float">
            <text:p>42.373047</text:p>
          </table:table-cell>
          <table:table-cell office:value-type="float" office:value="-71.036179" calcext:value-type="float">
            <text:p>-71.036179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https://www.google.com/maps/@42.3731357,-71.0360495,3a,75y,248.17h,90t/data=!3m7!1e1!3m5!1sUZam_QiSlyLxmG0wG412Kw!2e0!6s%2F%2Fgeo3.ggpht.com%2Fcbk%3Fpanoid%3DUZam_QiSlyLxmG0wG412Kw%26output%3Dthumbnail%26cb_client%3Dmaps_sv.tactile.gps%26thumb%3D2%26w%3D203%26h%3D100%26yaw%3D241.53712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Sep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.457802" calcext:value-type="float">
            <text:p>27.457802</text:p>
          </table:table-cell>
          <table:table-cell office:value-type="float" office:value="-80.40333" calcext:value-type="float">
            <text:p>-80.40333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7.4571402,-80.4028947,3a,60y,90t/data=!3m7!1e1!3m5!1sS58k6U-y8f0hyDqVjjsDLg!2e0!6s%2F%2Fgeo1.ggpht.com%2Fcbk%3Fpanoid%3DS58k6U-y8f0hyDqVjjsDLg%26output%3Dthumbnail%26cb_client%3Dmaps_sv.tactile.gps%26thumb%3D2%26w%3D203%26h%3D100%26yaw%3D339.81326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9.37572703" calcext:value-type="float">
            <text:p>39.37572703</text:p>
          </table:table-cell>
          <table:table-cell office:value-type="float" office:value="-74.47919101" calcext:value-type="float">
            <text:p>-74.47919101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39.3753778,-74.4781022,3a,75y,271.73h,91.86t/data=!3m6!1e1!3m4!1s-1by1Rautodr9alew0MSO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Sep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.778533" calcext:value-type="float">
            <text:p>29.778533</text:p>
          </table:table-cell>
          <table:table-cell office:value-type="float" office:value="-96.000652" calcext:value-type="float">
            <text:p>-96.000652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7792454,-95.9993137,3a,75y,217.86h,82.73t/data=!3m6!1e1!3m4!1sWNRq2CIo-kc3869ZEft3h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8.71948037" calcext:value-type="float">
            <text:p>38.71948037</text:p>
          </table:table-cell>
          <table:table-cell office:value-type="float" office:value="-76.84626192" calcext:value-type="float">
            <text:p>-76.84626192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https://www.google.com/maps/@38.7194769,-76.8458345,3a,75y,280.05h,87.54t/data=!3m6!1e1!3m4!1sak7xRkj-Oytvbo-44wxJz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2.1624235" calcext:value-type="float">
            <text:p>32.1624235</text:p>
          </table:table-cell>
          <table:table-cell office:value-type="float" office:value="-110.9085753" calcext:value-type="float">
            <text:p>-110.9085753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2.1612968,-110.9091921,3a,75y,359.86h,100.43t/data=!3m6!1e1!3m4!1s8pfiyNDK8DcOAZX3Rwlqj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.75131291" calcext:value-type="float">
            <text:p>32.75131291</text:p>
          </table:table-cell>
          <table:table-cell office:value-type="float" office:value="-111.5768051" calcext:value-type="float">
            <text:p>-111.5768051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2.7500153,-111.5758716,3a,24.5y,337.21h,86.18t/data=!3m6!1e1!3m4!1snMBpVGOBB1emUyiF8f8xj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2.240615" calcext:value-type="float">
            <text:p>42.240615</text:p>
          </table:table-cell>
          <table:table-cell office:value-type="float" office:value="-71.745312" calcext:value-type="float">
            <text:p>-71.745312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https://www.google.com/maps/@42.2399873,-71.7455206,3a,75y,31.27h,112.61t/data=!3m6!1e1!3m4!1sVianIbYiJbdP54fyL9JYp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7.72655" calcext:value-type="float">
            <text:p>37.72655</text:p>
          </table:table-cell>
          <table:table-cell office:value-type="float" office:value="-122.19906" calcext:value-type="float">
            <text:p>-122.19906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7.7263697,-122.1989613,3a,75y,351.48h,92.46t/data=!3m6!1e1!3m4!1s3XP9SJfeWBmLpObFjJfrWg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1.7489" calcext:value-type="float">
            <text:p>41.7489</text:p>
          </table:table-cell>
          <table:table-cell office:value-type="float" office:value="-72.6575" calcext:value-type="float">
            <text:p>-72.6575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https://www.google.com/maps/@41.7489022,-72.6583092,3a,75y,85.96h,89.77t/data=!3m7!1e1!3m5!1s2WMJiWEam5nu8GZbLZOPCA!2e0!6s%2F%2Fgeo0.ggpht.com%2Fcbk%3Fpanoid%3D2WMJiWEam5nu8GZbLZOPCA%26output%3Dthumbnail%26cb_client%3Dmaps_sv.tactile.gps%26thumb%3D2%26w%3D203%26h%3D100%26yaw%3D92.60895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7.2412" calcext:value-type="float">
            <text:p>37.2412</text:p>
          </table:table-cell>
          <table:table-cell office:value-type="float" office:value="-77.3951" calcext:value-type="float">
            <text:p>-77.3951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7.2418563,-77.3950584,3a,75y,98.42h,88.8t/data=!3m6!1e1!3m4!1sZ_iZrvgM929IxdRMXgh_x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7.5142" calcext:value-type="float">
            <text:p>37.5142</text:p>
          </table:table-cell>
          <table:table-cell office:value-type="float" office:value="-77.426" calcext:value-type="float">
            <text:p>-77.426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7.5139278,-77.4251611,3a,75y,283.49h,97.58t/data=!3m6!1e1!3m4!1s8QMSunP1zADA9vqSKy23c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41.133" calcext:value-type="float">
            <text:p>41.133</text:p>
          </table:table-cell>
          <table:table-cell office:value-type="float" office:value="-80.7458" calcext:value-type="float">
            <text:p>-80.7458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1.1310382,-80.7430598,3a,17.4y,310.53h,91.67t/data=!3m6!1e1!3m4!1sJ_MkRk48F7PSMRcPQimYY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3.9333" calcext:value-type="float">
            <text:p>43.9333</text:p>
          </table:table-cell>
          <table:table-cell office:value-type="float" office:value="-88.5825" calcext:value-type="float">
            <text:p>-88.5825</text:p>
          </table:table-cell>
          <table:table-cell office:value-type="string" calcext:value-type="string">
            <text:p>WI</text:p>
          </table:table-cell>
          <table:table-cell/>
          <table:table-cell office:value-type="string" calcext:value-type="string">
            <text:p>https://www.google.com/maps/@43.9305034,-88.5828455,3a,33y,7.04h,88.71t/data=!3m6!1e1!3m4!1s4_N455e37w6yYzh9qS193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5.98673" calcext:value-type="float">
            <text:p>35.98673</text:p>
          </table:table-cell>
          <table:table-cell office:value-type="float" office:value="-119.29728" calcext:value-type="float">
            <text:p>-119.2972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5.9874624,-119.2978307,3a,75y,169.68h,85.7t/data=!3m6!1e1!3m4!1sJK-OOrF-ou_ZFlt_S8dvC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1.832559" calcext:value-type="float">
            <text:p>41.832559</text:p>
          </table:table-cell>
          <table:table-cell office:value-type="float" office:value="-87.688295" calcext:value-type="float">
            <text:p>-87.688295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41.8330856,-87.6919913,3a,75y,124.16h,87.4t/data=!3m6!1e1!3m4!1s4jLM04Q6wLhR6ZoA1SKj2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1.63136" calcext:value-type="float">
            <text:p>41.63136</text:p>
          </table:table-cell>
          <table:table-cell office:value-type="float" office:value="-87.668578" calcext:value-type="float">
            <text:p>-87.668578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41.6309923,-87.6704069,3a,75y,161.62h,91.4t/data=!3m6!1e1!3m4!1sjGEoEIpvnycnm-dwoib7B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1.716235" calcext:value-type="float">
            <text:p>41.716235</text:p>
          </table:table-cell>
          <table:table-cell office:value-type="float" office:value="-87.803212" calcext:value-type="float">
            <text:p>-87.80321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41.7150759,-87.8036015,3a,75y,344.2h,95.19t/data=!3m6!1e1!3m4!1sWtpYj0qZ2DAln6bW78wtJ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Oct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3.7843" calcext:value-type="float">
            <text:p>33.7843</text:p>
          </table:table-cell>
          <table:table-cell office:value-type="float" office:value="-97.1354" calcext:value-type="float">
            <text:p>-97.1354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3.7838962,-97.1350307,3a,75y,311.35h,90.19t/data=!3m6!1e1!3m4!1sJkbzroi4OcrXsLscUOj1P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an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5.1578" calcext:value-type="float">
            <text:p>35.1578</text:p>
          </table:table-cell>
          <table:table-cell office:value-type="float" office:value="-114.0815" calcext:value-type="float">
            <text:p>-114.0815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5.1586716,-114.0809014,3a,75y,72.87h,91.09t/data=!3m6!1e1!3m4!1sJFG0zdTIoSq6XkfQdz3u4w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9-May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3.709625" calcext:value-type="float">
            <text:p>33.709625</text:p>
          </table:table-cell>
          <table:table-cell office:value-type="float" office:value="-116.15256" calcext:value-type="float">
            <text:p>-116.15256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7104801,-116.1531578,3a,27.2y,164.59h,88.43t/data=!3m6!1e1!3m4!1slqIj_6F0Q2JuYtlVLkLSSg!2e0!7i13312!8i6656</text:p>
          </table:table-cell>
          <table:table-cell office:value-type="string" calcext:value-type="string">
            <text:p>The Holy Bible. Inspired. Absolute. Final.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2.7311" calcext:value-type="float">
            <text:p>42.7311</text:p>
          </table:table-cell>
          <table:table-cell office:value-type="float" office:value="-114.5587" calcext:value-type="float">
            <text:p>-114.5587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2.7305559,-114.5581246,3a,75y,332.26h,69.74t/data=!3m6!1e1!3m4!1sqn3ElnnjKdjNqSlSs5YnC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8.157" calcext:value-type="float">
            <text:p>38.157</text:p>
          </table:table-cell>
          <table:table-cell office:value-type="float" office:value="-88.913" calcext:value-type="float">
            <text:p>-88.913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38.1574874,-88.9135319,3a,50.4y,133.85h,92.96t/data=!3m7!1e1!3m5!1sj12mZ1WrxQgg-Rq47lbZIA!2e0!6s%2F%2Fgeo1.ggpht.com%2Fcbk%3Fpanoid%3Dj12mZ1WrxQgg-Rq47lbZIA%26output%3Dthumbnail%26cb_client%3Dmaps_sv.tactile.gps%26thumb%3D2%26w%3D203%26h%3D100%26yaw%3D127.36262%26pitch%3D0%26thumbfov%3D100!7i13312!8i6656</text:p>
          </table:table-cell>
          <table:table-cell office:value-type="string" calcext:value-type="string">
            <text:p>If you die tonight? Heaven or Hell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5.5085" calcext:value-type="float">
            <text:p>45.5085</text:p>
          </table:table-cell>
          <table:table-cell office:value-type="float" office:value="-92.9923" calcext:value-type="float">
            <text:p>-92.9923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5096866,-92.99332,3a,45.1y,146.14h,87.5t/data=!3m6!1e1!3m4!1seCvNxJ-CLE752pDHx17Av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Aug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1.2219" calcext:value-type="float">
            <text:p>41.2219</text:p>
          </table:table-cell>
          <table:table-cell office:value-type="float" office:value="-96.0032" calcext:value-type="float">
            <text:p>-96.0032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https://www.google.com/maps/@41.2236009,-96.0026241,3a,17.7y,137.87h,91.1t/data=!3m6!1e1!3m4!1sVsf2QWDy78aNfkUY1C6veg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2.2674" calcext:value-type="float">
            <text:p>32.2674</text:p>
          </table:table-cell>
          <table:table-cell office:value-type="float" office:value="-107.7945" calcext:value-type="float">
            <text:p>-107.7945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2.2656964,-107.7962944,3a,29.4y,29.29h,80.58t/data=!3m6!1e1!3m4!1seDyhUABEAmiyRsjq7tRdy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.2209" calcext:value-type="float">
            <text:p>36.2209</text:p>
          </table:table-cell>
          <table:table-cell office:value-type="float" office:value="-77.7508" calcext:value-type="float">
            <text:p>-77.7508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2.2656964,-107.7962944,3a,29.4y,29.29h,80.58t/data=!3m6!1e1!3m4!1seDyhUABEAmiyRsjq7tRdyw!2e0!7i13312!8i6656</text:p>
          </table:table-cell>
          <table:table-cell/>
          <table:table-cell office:value-type="string" calcext:value-type="string">
            <text:p>13-Jun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6.3442" calcext:value-type="float">
            <text:p>36.3442</text:p>
          </table:table-cell>
          <table:table-cell office:value-type="float" office:value="-82.7897" calcext:value-type="float">
            <text:p>-82.7897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6.3439124,-82.7889795,3a,30.7y,316.73h,95.15t/data=!3m6!1e1!3m4!1sBnDK22T9o016ZIStQ96ba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.8142" calcext:value-type="float">
            <text:p>40.8142</text:p>
          </table:table-cell>
          <table:table-cell office:value-type="float" office:value="-98.4415" calcext:value-type="float">
            <text:p>-98.4415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https://www.google.com/maps/@40.8130084,-98.4394538,3a,75y,317.33h,83.45t/data=!3m6!1e1!3m4!1scY_6A0BrrR4CnyvvwvXgb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1.7446" calcext:value-type="float">
            <text:p>31.7446</text:p>
          </table:table-cell>
          <table:table-cell office:value-type="float" office:value="-106.3309" calcext:value-type="float">
            <text:p>-106.3309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1.7441808,-106.3319148,3a,17.6y,69.64h,96.57t/data=!3m6!1e1!3m4!1sWRnRwcaEOTlEvxSKveD29w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5-Sep</text:p>
          </table:table-cell>
          <table:table-cell office:value-type="string" calcext:value-type="string">
            <text:p>IN SPANISH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6.9497" calcext:value-type="float">
            <text:p>36.9497</text:p>
          </table:table-cell>
          <table:table-cell office:value-type="float" office:value="-77.3943" calcext:value-type="float">
            <text:p>-77.3943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6.9517019,-77.3925156,3a,22.9y,225.19h,89.43t/data=!3m6!1e1!3m4!1sLUg-j1qGl-S0B2L5PX0pDg!2e0!7i13312!8i6656</text:p>
          </table:table-cell>
          <table:table-cell office:value-type="string" calcext:value-type="string">
            <text:p>If you die tonight? Heaven or Hell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1.2994" calcext:value-type="float">
            <text:p>41.2994</text:p>
          </table:table-cell>
          <table:table-cell office:value-type="float" office:value="-105.6035" calcext:value-type="float">
            <text:p>-105.6035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place/@41.2994,-105.6035,17z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1.004" calcext:value-type="float">
            <text:p>41.004</text:p>
          </table:table-cell>
          <table:table-cell office:value-type="float" office:value="-104.905" calcext:value-type="float">
            <text:p>-104.905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0029829,-104.9058933,3a,75y,2.01h,102.98t/data=!3m6!1e1!3m4!1sD5YWYVcnX0IcSIiPFklsI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n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4.6167" calcext:value-type="float">
            <text:p>34.6167</text:p>
          </table:table-cell>
          <table:table-cell office:value-type="float" office:value="-92.5013" calcext:value-type="float">
            <text:p>-92.5013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https://www.google.com/maps/@34.6176991,-92.5006521,3a,75y,173.74h,82.59t/data=!3m6!1e1!3m4!1sOWW2_15LOQhtGGkiInOqX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1.6282" calcext:value-type="float">
            <text:p>31.6282</text:p>
          </table:table-cell>
          <table:table-cell office:value-type="float" office:value="-97.0965" calcext:value-type="float">
            <text:p>-97.096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1.6290322,-97.0956742,3a,75y,263.79h,94.41t/data=!3m6!1e1!3m4!1srIfznTGqC06NWbarJKun6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Mar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6.8634" calcext:value-type="float">
            <text:p>46.8634</text:p>
          </table:table-cell>
          <table:table-cell office:value-type="float" office:value="-100.9534" calcext:value-type="float">
            <text:p>-100.9534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https://www.google.com/maps/@46.8638172,-100.9554472,3a,75y,141.24h,71.44t/data=!3m6!1e1!3m4!1skAJ7zQeEDrCzHF8uRXtwQ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Sep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8.818734" calcext:value-type="float">
            <text:p>38.818734</text:p>
          </table:table-cell>
          <table:table-cell office:value-type="float" office:value="-91.110853" calcext:value-type="float">
            <text:p>-91.11085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818617,-91.1121333,3a,17.7y,42h,93.76t/data=!3m6!1e1!3m4!1sa7_uzn-pWi-ojWQcguXfKQ!2e0!7i13312!8i6656</text:p>
          </table:table-cell>
          <table:table-cell office:value-type="string" calcext:value-type="string">
            <text:p>Has the TRUTH set you free?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8.818734" calcext:value-type="float">
            <text:p>38.818734</text:p>
          </table:table-cell>
          <table:table-cell office:value-type="float" office:value="-91.110853" calcext:value-type="float">
            <text:p>-91.11085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818617,-91.1121333,3a,17.7y,42h,93.76t/data=!3m6!1e1!3m4!1sa7_uzn-pWi-ojWQcguXfKQ!2e0!7i13312!8i6656</text:p>
          </table:table-cell>
          <table:table-cell office:value-type="string" calcext:value-type="string">
            <text:p>If you die tonight? Heaven or Hell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.722" calcext:value-type="float">
            <text:p>32.722</text:p>
          </table:table-cell>
          <table:table-cell office:value-type="float" office:value="-96.615" calcext:value-type="float">
            <text:p>-96.61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7213144,-96.6154514,3a,75y,34.8h,83.86t/data=!3m6!1e1!3m4!1syMZvb-rjO3POIhGKN-9xL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9.5721" calcext:value-type="float">
            <text:p>39.5721</text:p>
          </table:table-cell>
          <table:table-cell office:value-type="float" office:value="-84.2541" calcext:value-type="float">
            <text:p>-84.2541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572682,-84.2577591,3a,75y,94.76h,102.32t/data=!3m6!1e1!3m4!1srs7szwXVFVqQMxp6u32b8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.81" calcext:value-type="float">
            <text:p>39.81</text:p>
          </table:table-cell>
          <table:table-cell office:value-type="float" office:value="-85.942" calcext:value-type="float">
            <text:p>-85.94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8099264,-85.9432687,3a,29.1y,191.71h,92.54t/data=!3m6!1e1!3m4!1sPfeLkr3v9WAHJsBENhifm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1.565962" calcext:value-type="float">
            <text:p>41.565962</text:p>
          </table:table-cell>
          <table:table-cell office:value-type="float" office:value="-109.289113" calcext:value-type="float">
            <text:p>-109.289113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566431,-109.2900352,3a,75y,150.71h,78.41t/data=!3m6!1e1!3m4!1s9i2yRKrl3A2fQ7R6TExEg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Oct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7.6964" calcext:value-type="float">
            <text:p>37.6964</text:p>
          </table:table-cell>
          <table:table-cell office:value-type="float" office:value="-113.076147" calcext:value-type="float">
            <text:p>-113.076147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37.6957706,-113.077078,3a,75y,80.92h,72.85t/data=!3m6!1e1!3m4!1snx4fgmDOGKGs4itV9mB7z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May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7.205969" calcext:value-type="float">
            <text:p>47.205969</text:p>
          </table:table-cell>
          <table:table-cell office:value-type="float" office:value="-114.934105" calcext:value-type="float">
            <text:p>-114.934105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https://www.google.com/maps/@37.6961719,-113.0766418,3a,75y,61.47h,83.04t/data=!3m6!1e1!3m4!1sAqHbXqiYT3ZeShyTzAlz6w!2e0!7i13312!8i6656</text:p>
          </table:table-cell>
          <table:table-cell office:value-type="string" calcext:value-type="string">
            <text:p>Have you lost faith in God?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0.874192" calcext:value-type="float">
            <text:p>40.874192</text:p>
          </table:table-cell>
          <table:table-cell office:value-type="float" office:value="-115.722487" calcext:value-type="float">
            <text:p>-115.722487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40.8741483,-115.7228017,3a,60y,90h,90t/data=!3m6!1e1!3m4!1sWTMnxe70zSqCuA3s5vv6R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6.1585" calcext:value-type="float">
            <text:p>36.1585</text:p>
          </table:table-cell>
          <table:table-cell office:value-type="float" office:value="-84.0708" calcext:value-type="float">
            <text:p>-84.0708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1570997,-84.070358,3a,75y,83.26h,111.32t/data=!3m6!1e1!3m4!1sr75wz7VxcB7x-Xva_VqQSA!2e0!7i13312!8i6656</text:p>
          </table:table-cell>
          <table:table-cell office:value-type="string" calcext:value-type="string">
            <text:p>In the beginning GOD CREATED.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8.0473" calcext:value-type="float">
            <text:p>38.0473</text:p>
          </table:table-cell>
          <table:table-cell office:value-type="float" office:value="-87.4736" calcext:value-type="float">
            <text:p>-87.473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8.046743,-87.4741375,3a,65.3y,63.62h,86.96t/data=!3m6!1e1!3m4!1sveLrnemsKfBy3gMoZGswSQ!2e0!7i13312!8i6656</text:p>
          </table:table-cell>
          <table:table-cell office:value-type="string" calcext:value-type="string">
            <text:p>The Holy Bible. Inspired. Absolute. Final.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1.544" calcext:value-type="float">
            <text:p>31.544</text:p>
          </table:table-cell>
          <table:table-cell office:value-type="float" office:value="-81.445" calcext:value-type="float">
            <text:p>-81.445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1.5433403,-81.4444099,3a,55.2y,340.14h,91.68t/data=!3m6!1e1!3m4!1sYfKyJJBMOWbnbk1K32cWH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2.5777" calcext:value-type="float">
            <text:p>32.5777</text:p>
          </table:table-cell>
          <table:table-cell office:value-type="float" office:value="-95.8565" calcext:value-type="float">
            <text:p>-95.856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5787567,-95.8564121,3a,26y,194.82h,101.74t/data=!3m6!1e1!3m4!1snD7JjfGuYOn6mIFFLvG6fg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0.1701" calcext:value-type="float">
            <text:p>30.1701</text:p>
          </table:table-cell>
          <table:table-cell office:value-type="float" office:value="-90.8758" calcext:value-type="float">
            <text:p>-90.8758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1713674,-90.8762227,3a,39.5y,179.15h,91.23t/data=!3m6!1e1!3m4!1szM9oVn4EUIGm2NfnPmTTtA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5.9168" calcext:value-type="float">
            <text:p>45.9168</text:p>
          </table:table-cell>
          <table:table-cell office:value-type="float" office:value="-94.3439" calcext:value-type="float">
            <text:p>-94.3439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9173133,-94.3441942,3a,75y,159.35h,103.34t/data=!3m6!1e1!3m4!1sq8ANZ446QmHeT3J82nDDdw!2e0!7i13312!8i6656</text:p>
          </table:table-cell>
          <table:table-cell office:value-type="string" calcext:value-type="string">
            <text:p>Where are you going? Heaven or Hell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7.8938" calcext:value-type="float">
            <text:p>37.8938</text:p>
          </table:table-cell>
          <table:table-cell office:value-type="float" office:value="-88.9461" calcext:value-type="float">
            <text:p>-88.9461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37.8933468,-88.9457021,3a,15y,308.14h,101.59t/data=!3m6!1e1!3m4!1sa2snC6PdO-OqyGA_8xQTcA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2.3497" calcext:value-type="float">
            <text:p>32.3497</text:p>
          </table:table-cell>
          <table:table-cell office:value-type="float" office:value="-88.7337" calcext:value-type="float">
            <text:p>-88.733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2.3492056,-88.7323523,3a,45.6y,330.55h,92.39t/data=!3m6!1e1!3m4!1s2eZtVQKim8Mh3_xknvAUtw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0.1327" calcext:value-type="float">
            <text:p>40.1327</text:p>
          </table:table-cell>
          <table:table-cell office:value-type="float" office:value="-75.7933" calcext:value-type="float">
            <text:p>-75.7933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1331967,-75.7930118,3a,75y,299.82h,100.93t/data=!3m6!1e1!3m4!1s-w6UOfn8Z6aef-BfPjrhGw!2e0!7i13312!8i6656</text:p>
          </table:table-cell>
          <table:table-cell office:value-type="string" calcext:value-type="string">
            <text:p>Who is Jesus? Read Matthew's Gospel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9.0912" calcext:value-type="float">
            <text:p>39.0912</text:p>
          </table:table-cell>
          <table:table-cell office:value-type="float" office:value="-95.7087" calcext:value-type="float">
            <text:p>-95.7087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https://www.google.com/maps/@39.0908894,-95.7079913,3a,33.4y,307.95h,94.49t/data=!3m6!1e1!3m4!1s1aNd0fOD27oflDR9hKyXHg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Feb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2.4333" calcext:value-type="float">
            <text:p>32.4333</text:p>
          </table:table-cell>
          <table:table-cell office:value-type="float" office:value="-99.6137" calcext:value-type="float">
            <text:p>-99.6137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337547,-99.6144021,3a,75y,146.88h,99.77t/data=!3m6!1e1!3m4!1sLwUX3fRIU5oBlXEpxblYI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an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1.22213" calcext:value-type="float">
            <text:p>41.22213</text:p>
          </table:table-cell>
          <table:table-cell office:value-type="float" office:value="-96.00049" calcext:value-type="float">
            <text:p>-96.00049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https://www.google.com/maps/@41.2235589,-96.0017842,3a,15y,206.05h,90.46t/data=!3m6!1e1!3m4!1sxAZffnSs6EqCG9sHsJJbWA!2e0!7i13312!8i6656</text:p>
          </table:table-cell>
          <table:table-cell office:value-type="string" calcext:value-type="string">
            <text:p>Where are you going? Heaven or Hell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7.6752" calcext:value-type="float">
            <text:p>47.6752</text:p>
          </table:table-cell>
          <table:table-cell office:value-type="float" office:value="-117.3117" calcext:value-type="float">
            <text:p>-117.3117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https://www.google.com/maps/@47.6750642,-117.3123524,3a,75y,106.96h,101.56t/data=!3m6!1e1!3m4!1s6hPMRsxd9zj48RihgIPJMg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2.6365" calcext:value-type="float">
            <text:p>42.6365</text:p>
          </table:table-cell>
          <table:table-cell office:value-type="float" office:value="-73.7595" calcext:value-type="float">
            <text:p>-73.7595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2.636814,-73.7589583,3a,78.4y,210.73h,95.88t/data=!3m6!1e1!3m4!1sWMfrf56I_ac1SNlOBfNIV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.0838" calcext:value-type="float">
            <text:p>30.0838</text:p>
          </table:table-cell>
          <table:table-cell office:value-type="float" office:value="-90.4496" calcext:value-type="float">
            <text:p>-90.4496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0839002,-90.4501256,3a,59.6y,91.6h,89.84t/data=!3m6!1e1!3m4!1s8odp_AltsTMtQ3pcmg_zUA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0.2365" calcext:value-type="float">
            <text:p>30.2365</text:p>
          </table:table-cell>
          <table:table-cell office:value-type="float" office:value="-92.4425" calcext:value-type="float">
            <text:p>-92.4425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2361378,-92.4418416,3a,75y,337.97h,95.01t/data=!3m6!1e1!3m4!1sFgkHQEN1wHMIj6mEY5XANg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0.4128" calcext:value-type="float">
            <text:p>30.4128</text:p>
          </table:table-cell>
          <table:table-cell office:value-type="float" office:value="-89.2088" calcext:value-type="float">
            <text:p>-89.208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0.4127824,-89.208554,3a,69.2y,229.13h,93.46t/data=!3m6!1e1!3m4!1sGLxmgSm_eq5Ly_u2uqoXIA!2e0!7i13312!8i6656</text:p>
          </table:table-cell>
          <table:table-cell office:value-type="string" calcext:value-type="string">
            <text:p>Where are you going? Heaven or Hell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0.4462" calcext:value-type="float">
            <text:p>30.4462</text:p>
          </table:table-cell>
          <table:table-cell office:value-type="float" office:value="-88.5199" calcext:value-type="float">
            <text:p>-88.5199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0.4456451,-88.5200307,3a,25y,13.22h,93.86t/data=!3m6!1e1!3m4!1shhLFBKN2mqBN2L9OhHXDeg!2e0!7i13312!8i6656</text:p>
          </table:table-cell>
          <table:table-cell office:value-type="string" calcext:value-type="string">
            <text:p>Where are you going? Heaven or Hell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2.4534" calcext:value-type="float">
            <text:p>32.4534</text:p>
          </table:table-cell>
          <table:table-cell office:value-type="float" office:value="-93.8558" calcext:value-type="float">
            <text:p>-93.8558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453194,-93.8543804,3a,29.1y,28.16h,90.3t/data=!3m6!1e1!3m4!1s9SELVdbpqolhqlkv1HLFCQ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2.5227" calcext:value-type="float">
            <text:p>32.5227</text:p>
          </table:table-cell>
          <table:table-cell office:value-type="float" office:value="-92.0817" calcext:value-type="float">
            <text:p>-92.0817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5223464,-92.0809096,3a,63.9y,303.68h,89.2t/data=!3m6!1e1!3m4!1s4Jc-hOW6N4baUR7iVSeZLQ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2.5334" calcext:value-type="float">
            <text:p>32.5334</text:p>
          </table:table-cell>
          <table:table-cell office:value-type="float" office:value="-93.6573" calcext:value-type="float">
            <text:p>-93.6573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5326484,-93.6577311,3a,29.6y,24.59h,89.05t/data=!3m6!1e1!3m4!1sSjCvfmRktkQ0MAjxLHZTEQ!2e0!7i13312!8i6656</text:p>
          </table:table-cell>
          <table:table-cell office:value-type="string" calcext:value-type="string">
            <text:p>Who is Jesus? Read Matthew's Gospel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2.7933" calcext:value-type="float">
            <text:p>32.7933</text:p>
          </table:table-cell>
          <table:table-cell office:value-type="float" office:value="-115.5267" calcext:value-type="float">
            <text:p>-115.5267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2.7930656,-115.5266409,3a,75y,0.32h,81.15t/data=!3m6!1e1!3m4!1sO67qh-cOvj6ySyEH35zcI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May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3.1009" calcext:value-type="float">
            <text:p>33.1009</text:p>
          </table:table-cell>
          <table:table-cell office:value-type="float" office:value="-86.7399" calcext:value-type="float">
            <text:p>-86.7399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1013261,-86.7395135,3a,75y,175.43h,112.04t/data=!3m6!1e1!3m4!1sCzBqs_cMGUPvGF1QZB9s2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May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3.6069" calcext:value-type="float">
            <text:p>33.6069</text:p>
          </table:table-cell>
          <table:table-cell office:value-type="float" office:value="-114.6439" calcext:value-type="float">
            <text:p>-114.6439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6064911,-114.6437405,3a,75y,295.67h,96.5t/data=!3m6!1e1!3m4!1sfzFFwMrEijj-H90y6mKQF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Mar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.3341" calcext:value-type="float">
            <text:p>34.3341</text:p>
          </table:table-cell>
          <table:table-cell office:value-type="float" office:value="-89.91554" calcext:value-type="float">
            <text:p>-89.91554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4.3343912,-89.9162606,3a,58.1y,121.21h,98.72t/data=!3m6!1e1!3m4!1s8rkzFD_KjcVR-tVXTkbYgQ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4.926" calcext:value-type="float">
            <text:p>34.926</text:p>
          </table:table-cell>
          <table:table-cell office:value-type="float" office:value="-90.175" calcext:value-type="float">
            <text:p>-90.175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4.9255409,-90.1754239,3a,25.3y,80.43h,95.2t/data=!3m6!1e1!3m4!1sBTHVOU-yDp8p9nUJp3W7mg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5.085" calcext:value-type="float">
            <text:p>35.085</text:p>
          </table:table-cell>
          <table:table-cell office:value-type="float" office:value="-106.2475" calcext:value-type="float">
            <text:p>-106.2475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0851574,-106.2469654,3a,75y,286.92h,96t/data=!3m6!1e1!3m4!1sPSWoGFpELOjmrmZSyX3QQA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5.1982" calcext:value-type="float">
            <text:p>35.1982</text:p>
          </table:table-cell>
          <table:table-cell office:value-type="float" office:value="-114.8567" calcext:value-type="float">
            <text:p>-114.8567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5.1986569,-114.8548367,3a,33.9y,236.27h,93.45t/data=!3m6!1e1!3m4!1sqFcINLWL_rwJjFKOWh3elg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5.8094" calcext:value-type="float">
            <text:p>35.8094</text:p>
          </table:table-cell>
          <table:table-cell office:value-type="float" office:value="-84.3059" calcext:value-type="float">
            <text:p>-84.3059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8086189,-84.3058504,3a,25.6y,345.66h,92.48t/data=!3m6!1e1!3m4!1sbKs0JsfsaCvBnXXeaDCSoA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5.8837" calcext:value-type="float">
            <text:p>35.8837</text:p>
          </table:table-cell>
          <table:table-cell office:value-type="float" office:value="-89.9223" calcext:value-type="float">
            <text:p>-89.9223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https://www.google.com/maps/@35.8837023,-89.9229593,3a,75y,88.33h,96.07t/data=!3m6!1e1!3m4!1s9PmQCHBOp9URTWf4Ub827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6.0996" calcext:value-type="float">
            <text:p>36.0996</text:p>
          </table:table-cell>
          <table:table-cell office:value-type="float" office:value="-85.2352" calcext:value-type="float">
            <text:p>-85.2352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0993838,-85.2355656,3a,60y,82.66h,94.17t/data=!3m6!1e1!3m4!1sAfJMLx41w0zOHZ2cYW5Qq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6.1156" calcext:value-type="float">
            <text:p>36.1156</text:p>
          </table:table-cell>
          <table:table-cell office:value-type="float" office:value="-97.1696" calcext:value-type="float">
            <text:p>-97.1696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6.1162447,-97.1707446,3a,75y,107.2h,72.16t/data=!3m6!1e1!3m4!1schHNcsQDf6G_rQA_K1hN-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Mar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6.3108" calcext:value-type="float">
            <text:p>36.3108</text:p>
          </table:table-cell>
          <table:table-cell office:value-type="float" office:value="-77.7072" calcext:value-type="float">
            <text:p>-77.707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3112466,-77.7075212,3a,33.8y,134.7h,93.45t/data=!3m6!1e1!3m4!1s52Oi4BgJNa1xKiWyJRmJ_A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.06002" calcext:value-type="float">
            <text:p>37.06002</text:p>
          </table:table-cell>
          <table:table-cell office:value-type="float" office:value="-88.59278" calcext:value-type="float">
            <text:p>-88.59278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7.0601503,-88.5933204,3a,75y,74.66h,105.2t/data=!3m6!1e1!3m4!1s9xLchp5rDAUt9IJgU6iDf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7.08276" calcext:value-type="float">
            <text:p>37.08276</text:p>
          </table:table-cell>
          <table:table-cell office:value-type="float" office:value="-88.66583" calcext:value-type="float">
            <text:p>-88.66583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7.0832031,-88.6654635,3a,58.5y,180.89h,101.99t/data=!3m6!1e1!3m4!1sBmldP6bM3UbyduLk1c-IHA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7.3024" calcext:value-type="float">
            <text:p>37.3024</text:p>
          </table:table-cell>
          <table:table-cell office:value-type="float" office:value="-79.3831" calcext:value-type="float">
            <text:p>-79.3831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7.3022475,-79.3833832,3a,75y,40.88h,90.58t/data=!3m6!1e1!3m4!1sUQpunn2jMCcqEkXNoAbwSg!2e0!7i13312!8i6656</text:p>
          </table:table-cell>
          <table:table-cell office:value-type="string" calcext:value-type="string">
            <text:p>Where are you going? Heaven or Hell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.9601" calcext:value-type="float">
            <text:p>37.9601</text:p>
          </table:table-cell>
          <table:table-cell office:value-type="float" office:value="-87.449" calcext:value-type="float">
            <text:p>-87.44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7.9603686,-87.4481325,3a,75y,258.3h,100.1t/data=!3m6!1e1!3m4!1sIba4BOvOU4fWv5tX3ETyT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8.0706" calcext:value-type="float">
            <text:p>38.0706</text:p>
          </table:table-cell>
          <table:table-cell office:value-type="float" office:value="-77.5064" calcext:value-type="float">
            <text:p>-77.5064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8.068358,-77.5080014,3a,15.4y,23.78h,93.75t/data=!3m6!1e1!3m4!1sdDfV45fpQMCG51h82d3ma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9.4507" calcext:value-type="float">
            <text:p>39.4507</text:p>
          </table:table-cell>
          <table:table-cell office:value-type="float" office:value="-87.1589" calcext:value-type="float">
            <text:p>-87.158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4504485,-87.1616511,3a,75y,54.84h,99.54t/data=!3m6!1e1!3m4!1sfvMvAt0-05Svc0qybLf5V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9.8375" calcext:value-type="float">
            <text:p>39.8375</text:p>
          </table:table-cell>
          <table:table-cell office:value-type="float" office:value="-84.613" calcext:value-type="float">
            <text:p>-84.613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8355275,-84.6123248,3a,75y,37.14h,89.52t/data=!3m6!1e1!3m4!1s8q7ph_76r0CzV954Ihzm1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9.8917" calcext:value-type="float">
            <text:p>39.8917</text:p>
          </table:table-cell>
          <table:table-cell office:value-type="float" office:value="-83.8308" calcext:value-type="float">
            <text:p>-83.8308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8939157,-83.8281268,3a,58.1y,197.15h,97.95t/data=!3m6!1e1!3m4!1sBBmD77qgYIdbgAVimBfp3w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0.4213" calcext:value-type="float">
            <text:p>40.4213</text:p>
          </table:table-cell>
          <table:table-cell office:value-type="float" office:value="-84.1691" calcext:value-type="float">
            <text:p>-84.1691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0.4215144,-84.1691252,3a,75y,61.99h,73.32t/data=!3m6!1e1!3m4!1s4dNFI0Qrl72QxOCJ0cLeA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1.116" calcext:value-type="float">
            <text:p>41.116</text:p>
          </table:table-cell>
          <table:table-cell office:value-type="float" office:value="-104.8338" calcext:value-type="float">
            <text:p>-104.8338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1164525,-104.8339856,3a,75y,273.05h,95.24t/data=!3m6!1e1!3m4!1sme_gExCd7EQ6lKs0rBmL2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Oct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1.2942" calcext:value-type="float">
            <text:p>41.2942</text:p>
          </table:table-cell>
          <table:table-cell office:value-type="float" office:value="-105.5803" calcext:value-type="float">
            <text:p>-105.5803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2932507,-105.5806401,3a,75y,298.23h,76.73t/data=!3m7!1e1!3m5!1sa8SWGPGJoconoty3oPadEA!2e0!6s%2F%2Fgeo0.ggpht.com%2Fcbk%3Fpanoid%3Da8SWGPGJoconoty3oPadEA%26output%3Dthumbnail%26cb_client%3Dmaps_sv.tactile.gps%26thumb%3D2%26w%3D203%26h%3D100%26yaw%3D300.34927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n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1.5351" calcext:value-type="float">
            <text:p>41.5351</text:p>
          </table:table-cell>
          <table:table-cell office:value-type="float" office:value="-83.6456" calcext:value-type="float">
            <text:p>-83.6456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1.5327841,-83.6473079,3a,20y,27.68h,91t/data=!3m6!1e1!3m4!1s4kA4sS2SqcBolW3OG_EK7A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1.5732" calcext:value-type="float">
            <text:p>41.5732</text:p>
          </table:table-cell>
          <table:table-cell office:value-type="float" office:value="-109.2764" calcext:value-type="float">
            <text:p>-109.2764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5731501,-109.2716855,3a,63.2y,270.16h,103.78t/data=!3m6!1e1!3m4!1si_N9W2YlUFidYMipvk1-C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n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1.5939" calcext:value-type="float">
            <text:p>41.5939</text:p>
          </table:table-cell>
          <table:table-cell office:value-type="float" office:value="-83.5516" calcext:value-type="float">
            <text:p>-83.5516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1.5927895,-83.5555196,3a,15y,75.9h,89.23t/data=!3m6!1e1!3m4!1sVAi8zRdCufzH3mNu5sbGSQ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1.685" calcext:value-type="float">
            <text:p>41.685</text:p>
          </table:table-cell>
          <table:table-cell office:value-type="float" office:value="-92.0185" calcext:value-type="float">
            <text:p>-92.0185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1.6870643,-92.0205263,3a,18.3y,147.96h,91.97t/data=!3m6!1e1!3m4!1sind6Jsot5PX9IKL62cByuA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2.0627" calcext:value-type="float">
            <text:p>42.0627</text:p>
          </table:table-cell>
          <table:table-cell office:value-type="float" office:value="-83.2563" calcext:value-type="float">
            <text:p>-83.2563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0645004,-83.2568503,3a,20.2y,154.43h,95.99t/data=!3m6!1e1!3m4!1sgRe-rQsW-ZN4v8IqJTAdV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3.053" calcext:value-type="float">
            <text:p>43.053</text:p>
          </table:table-cell>
          <table:table-cell office:value-type="float" office:value="-76.2405" calcext:value-type="float">
            <text:p>-76.2405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3.053686,-76.2407755,3a,23.3y,179.6h,96.02t/data=!3m7!1e1!3m5!1sLDhUrr7HwHYGrWGgmX37tw!2e0!6s%2F%2Fgeo2.ggpht.com%2Fcbk%3Fpanoid%3DLDhUrr7HwHYGrWGgmX37tw%26output%3Dthumbnail%26cb_client%3Dmaps_sv.tactile.gps%26thumb%3D2%26w%3D203%26h%3D100%26yaw%3D58.074398%26pitch%3D0%26thumbfov%3D10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3.2718" calcext:value-type="float">
            <text:p>43.2718</text:p>
          </table:table-cell>
          <table:table-cell office:value-type="float" office:value="-84.5656" calcext:value-type="float">
            <text:p>-84.5656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3.2713039,-84.5663281,3a,75y,42.9h,80.56t/data=!3m6!1e1!3m4!1sV3O3mqNCTxZkSgf0Cj_Hm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3.9425" calcext:value-type="float">
            <text:p>43.9425</text:p>
          </table:table-cell>
          <table:table-cell office:value-type="float" office:value="-85.5209" calcext:value-type="float">
            <text:p>-85.5209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3.9418993,-85.5221493,3a,63.2y,71.44h,82.42t/data=!3m6!1e1!3m4!1sW6sWraJ1-nNLGiKcUoBlUw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5.7149" calcext:value-type="float">
            <text:p>45.7149</text:p>
          </table:table-cell>
          <table:table-cell office:value-type="float" office:value="-94.9341" calcext:value-type="float">
            <text:p>-94.9341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7146816,-94.9354385,3a,27.4y,39.29h,90.29t/data=!3m6!1e1!3m4!1s5YPMVxhp1mpodSNYajbmGQ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6.7901" calcext:value-type="float">
            <text:p>46.7901</text:p>
          </table:table-cell>
          <table:table-cell office:value-type="float" office:value="-113.7292" calcext:value-type="float">
            <text:p>-113.7292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https://www.google.com/maps/@46.7898802,-113.7298555,3a,56.7y,84.54h,95.81t/data=!3m6!1e1!3m4!1s8T49Fgc_T5gRO6FJNeaxIQ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7.1471" calcext:value-type="float">
            <text:p>47.1471</text:p>
          </table:table-cell>
          <table:table-cell office:value-type="float" office:value="-96.9728" calcext:value-type="float">
            <text:p>-96.9728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https://www.google.com/maps/@47.1475441,-96.9724148,3a,75y,259.82h,89.05t/data=!3m6!1e1!3m4!1sq-eTqKznnGyeF5JUTzK7-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Sep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8.1453" calcext:value-type="float">
            <text:p>48.1453</text:p>
          </table:table-cell>
          <table:table-cell office:value-type="float" office:value="-117.1418" calcext:value-type="float">
            <text:p>-117.1418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https://www.google.com/maps/@48.1457013,-117.1411077,3a,36.6y,290.68h,92.82t/data=!3m6!1e1!3m4!1sU4IyyA2fD5GJk1SA-8WxCA!2e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2.973451" calcext:value-type="float">
            <text:p>42.973451</text:p>
          </table:table-cell>
          <table:table-cell office:value-type="float" office:value="-71.458814" calcext:value-type="float">
            <text:p>-71.458814</text:p>
          </table:table-cell>
          <table:table-cell office:value-type="string" calcext:value-type="string">
            <text:p>NH</text:p>
          </table:table-cell>
          <table:table-cell/>
          <table:table-cell office:value-type="string" calcext:value-type="string">
            <text:p>https://www.google.com/maps/@42.9731887,-71.4588688,3a,75y,9.91h,90t/data=!3m7!1e1!3m5!1sTey-PwBymusW3Svtoc3EvA!2e0!6s%2F%2Fgeo1.ggpht.com%2Fcbk%3Fpanoid%3DTey-PwBymusW3Svtoc3EvA%26output%3Dthumbnail%26cb_client%3Dmaps_sv.tactile.gps%26thumb%3D2%26w%3D203%26h%3D100%26yaw%3D7.2845774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Aug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0.8301" calcext:value-type="float">
            <text:p>40.8301</text:p>
          </table:table-cell>
          <table:table-cell office:value-type="float" office:value="-73.8511" calcext:value-type="float">
            <text:p>-73.8511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0.8302487,-73.8501567,3a,75y,262.52h,101.67t/data=!3m6!1e1!3m4!1sHmvZ7_uaTZnzhUKmet3VR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Jan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2.251223" calcext:value-type="float">
            <text:p>32.251223</text:p>
          </table:table-cell>
          <table:table-cell office:value-type="float" office:value="-83.745005" calcext:value-type="float">
            <text:p>-83.745005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2.2496681,-83.7447984,3a,17.6y,358.71h,93.36t/data=!3m6!1e1!3m4!1sOdloXYOye7X779DrXgrxF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Oct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9.39117389" calcext:value-type="float">
            <text:p>39.39117389</text:p>
          </table:table-cell>
          <table:table-cell office:value-type="float" office:value="-74.48897839" calcext:value-type="float">
            <text:p>-74.48897839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39.3915869,-74.4888484,3a,75y,212.82h,83.21t/data=!3m6!1e1!3m4!1sqzP6zIQn434FaFoOS8TS-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1.8245908" calcext:value-type="float">
            <text:p>41.8245908</text:p>
          </table:table-cell>
          <table:table-cell office:value-type="float" office:value="-71.4098115" calcext:value-type="float">
            <text:p>-71.409811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41.8255378,-71.4090952,3a,75y,199.18h,81.24t/data=!3m6!1e1!3m4!1sf8OBqssSjIZ2ZUN98Ls9A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4.00027984" calcext:value-type="float">
            <text:p>34.00027984</text:p>
          </table:table-cell>
          <table:table-cell office:value-type="float" office:value="-118.1743124" calcext:value-type="float">
            <text:p>-118.1743124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4.00047,-118.175118,3a,28.6y,105.93h,91.33t/data=!3m6!1e1!3m4!1sxD55qIwIkO2D-wpbwSTGN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0.71420386" calcext:value-type="float">
            <text:p>40.71420386</text:p>
          </table:table-cell>
          <table:table-cell office:value-type="float" office:value="-74.13812667" calcext:value-type="float">
            <text:p>-74.13812667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7147162,-74.1390767,3a,75y,124.89h,88.59t/data=!3m6!1e1!3m4!1sCusaOm2kntZTO95Ni_xlf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0.800042" calcext:value-type="float">
            <text:p>40.800042</text:p>
          </table:table-cell>
          <table:table-cell office:value-type="float" office:value="-81.394712" calcext:value-type="float">
            <text:p>-81.394712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0.7999353,-81.3962656,3a,75y,126.47h,98.91t/data=!3m6!1e1!3m4!1sSuv1cnIXTIhcyDfoI_UpO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3.873333" calcext:value-type="float">
            <text:p>33.873333</text:p>
          </table:table-cell>
          <table:table-cell office:value-type="float" office:value="-118.230833" calcext:value-type="float">
            <text:p>-118.230833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8736577,-118.2311473,3a,51.7y,113.27h,101.75t/data=!3m6!1e1!3m4!1sv-vWtJlvENlhf-JbPVywKw!2e0!7i13312!8i6656</text:p>
          </table:table-cell>
          <table:table-cell office:value-type="string" calcext:value-type="string">
            <text:p>In the beginning GOD CREATED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2.966992" calcext:value-type="float">
            <text:p>32.966992</text:p>
          </table:table-cell>
          <table:table-cell office:value-type="float" office:value="-83.820699" calcext:value-type="float">
            <text:p>-83.820699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2.9664462,-83.8207167,3a,75y,320.59h,99.53t/data=!3m6!1e1!3m4!1sBO7MJJ2RKyLDPT4PBnQKA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6.047358" calcext:value-type="float">
            <text:p>36.047358</text:p>
          </table:table-cell>
          <table:table-cell office:value-type="float" office:value="-79.768094" calcext:value-type="float">
            <text:p>-79.76809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0476752,-79.7683583,3a,75y,180.09h,99.95t/data=!3m7!1e1!3m5!1sRbvMSRN0JQY_GJJ3RkTYkA!2e0!6s%2F%2Fgeo2.ggpht.com%2Fcbk%3Fpanoid%3DRbvMSRN0JQY_GJJ3RkTYkA%26output%3Dthumbnail%26cb_client%3Dmaps_sv.tactile.gps%26thumb%3D2%26w%3D203%26h%3D100%26yaw%3D187.32976%26pitch%3D0%26thumbfov%3D10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4.235278" calcext:value-type="float">
            <text:p>34.235278</text:p>
          </table:table-cell>
          <table:table-cell office:value-type="float" office:value="-83.491826" calcext:value-type="float">
            <text:p>-83.491826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4.2353459,-83.4913588,3a,75y,299.64h,92.35t/data=!3m6!1e1!3m4!1s6QVcW2vFpxM91u8AA9grO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5.70323" calcext:value-type="float">
            <text:p>35.70323</text:p>
          </table:table-cell>
          <table:table-cell office:value-type="float" office:value="-81.253681" calcext:value-type="float">
            <text:p>-81.25368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7035084,-81.2542282,3a,75y,136.99h,93.38t/data=!3m7!1e1!3m5!1s8QBMBKI3rXuBo0sl01w7ig!2e0!6s%2F%2Fgeo3.ggpht.com%2Fcbk%3Fpanoid%3D8QBMBKI3rXuBo0sl01w7ig%26output%3Dthumbnail%26cb_client%3Dmaps_sv.tactile.gps%26thumb%3D2%26w%3D203%26h%3D100%26yaw%3D266.43454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0.44988" calcext:value-type="float">
            <text:p>40.44988</text:p>
          </table:table-cell>
          <table:table-cell office:value-type="float" office:value="-75.43534" calcext:value-type="float">
            <text:p>-75.43534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4497297,-75.4357071,3a,75y,97.2h,96.37t/data=!3m6!1e1!3m4!1s2cvINvuxaDWdF-woxZovG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6.076297" calcext:value-type="float">
            <text:p>36.076297</text:p>
          </table:table-cell>
          <table:table-cell office:value-type="float" office:value="-79.897248" calcext:value-type="float">
            <text:p>-79.897248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0762302,-79.897622,3a,65.2y,57.66h,91.79t/data=!3m6!1e1!3m4!1srCcXOOdmZ5zLhQI4_NJXvQ!2e0!7i13312!8i6656</text:p>
          </table:table-cell>
          <table:table-cell office:value-type="string" calcext:value-type="string">
            <text:p>Lust drags you down to hell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4.264232" calcext:value-type="float">
            <text:p>34.264232</text:p>
          </table:table-cell>
          <table:table-cell office:value-type="float" office:value="-79.710565" calcext:value-type="float">
            <text:p>-79.710565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266465,-79.7101886,3a,75y,230.89h,103.56t/data=!3m6!1e1!3m4!1s6B92WZlPHXJWnIZ4DJt6h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Dec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2.64355" calcext:value-type="float">
            <text:p>42.64355</text:p>
          </table:table-cell>
          <table:table-cell office:value-type="float" office:value="-84.7066" calcext:value-type="float">
            <text:p>-84.7066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6439682,-84.7038982,3a,75y,296.18h,94.43t/data=!3m6!1e1!3m4!1s1WYzyWI1Ias1XdcyGAFrT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0.86018" calcext:value-type="float">
            <text:p>40.86018</text:p>
          </table:table-cell>
          <table:table-cell office:value-type="float" office:value="-75.64927" calcext:value-type="float">
            <text:p>-75.64927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8593679,-75.6498353,3a,75y,345.93h,95.01t/data=!3m6!1e1!3m4!1sDO3qsg8VtKObEZW5HYjry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2.17637" calcext:value-type="float">
            <text:p>42.17637</text:p>
          </table:table-cell>
          <table:table-cell office:value-type="float" office:value="-86.30061" calcext:value-type="float">
            <text:p>-86.30061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1759123,-86.3002268,3a,75y,254.15h,99.93t/data=!3m6!1e1!3m4!1sZQmBNsrvSZvMAZBiNiZgE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4.20602" calcext:value-type="float">
            <text:p>34.20602</text:p>
          </table:table-cell>
          <table:table-cell office:value-type="float" office:value="-79.94133" calcext:value-type="float">
            <text:p>-79.94133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2063468,-79.9410525,3a,75y,233.91h,100.92t/data=!3m7!1e1!3m5!1s4PiT1rOTH626w45QRy_44A!2e0!6s%2F%2Fgeo3.ggpht.com%2Fcbk%3Fpanoid%3D4PiT1rOTH626w45QRy_44A%26output%3Dthumbnail%26cb_client%3Dmaps_sv.tactile.gps%26thumb%3D2%26w%3D203%26h%3D100%26yaw%3D233.69836%26pitch%3D0%26thumbfov%3D100!7i13312!8i6656</text:p>
          </table:table-cell>
          <table:table-cell office:value-type="string" calcext:value-type="string">
            <text:p>Read the Bible! Truth. Wisdom. Hope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6.037546" calcext:value-type="float">
            <text:p>36.037546</text:p>
          </table:table-cell>
          <table:table-cell office:value-type="float" office:value="-79.799784" calcext:value-type="float">
            <text:p>-79.799784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0378311,-79.8000411,3a,33.3y,135.66h,101.88t/data=!3m6!1e1!3m4!1spdFrMYf85gWrD47YtRL5Q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5.373921" calcext:value-type="float">
            <text:p>35.373921</text:p>
          </table:table-cell>
          <table:table-cell office:value-type="float" office:value="-80.662965" calcext:value-type="float">
            <text:p>-80.66296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3736471,-80.662753,3a,25.3y,320.96h,96.25t/data=!3m6!1e1!3m4!1sv3m1hEMycYVYMju4lP8js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4.17738" calcext:value-type="float">
            <text:p>34.17738</text:p>
          </table:table-cell>
          <table:table-cell office:value-type="float" office:value="-97.16705" calcext:value-type="float">
            <text:p>-97.16705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4.1768472,-97.1683964,3a,75y,73.85h,99.8t/data=!3m6!1e1!3m4!1sSK_kAMEVuDC00y_z2fbAt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3.106953" calcext:value-type="float">
            <text:p>33.106953</text:p>
          </table:table-cell>
          <table:table-cell office:value-type="float" office:value="-83.256988" calcext:value-type="float">
            <text:p>-83.256988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3.1076356,-83.2568342,3a,75y,162.45h,84.18t/data=!3m6!1e1!3m4!1s94AzodNTgW-5ek37BSL-a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0.090385" calcext:value-type="float">
            <text:p>40.090385</text:p>
          </table:table-cell>
          <table:table-cell office:value-type="float" office:value="-86.95089" calcext:value-type="float">
            <text:p>-86.9508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0.0908559,-86.9508942,3a,75y,31.24h,83.41t/data=!3m6!1e1!3m4!1so68o6qbE-Tkl1c1lkfUQ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Oct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0.72581151" calcext:value-type="float">
            <text:p>40.72581151</text:p>
          </table:table-cell>
          <table:table-cell office:value-type="float" office:value="-74.14037704" calcext:value-type="float">
            <text:p>-74.14037704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7258691,-74.1412167,3a,75y,126.51h,104.29t/data=!3m6!1e1!3m4!1sdXNtna7seXUFQiDu5us6p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5.229382" calcext:value-type="float">
            <text:p>45.229382</text:p>
          </table:table-cell>
          <table:table-cell office:value-type="float" office:value="-93.02759439" calcext:value-type="float">
            <text:p>-93.02759439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2282136,-93.0289006,3a,75y,62.67h,91.46t/data=!3m6!1e1!3m4!1swNLapJU_YSpkfq9qlR9Iw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3.537545" calcext:value-type="float">
            <text:p>33.537545</text:p>
          </table:table-cell>
          <table:table-cell office:value-type="float" office:value="-84.363992" calcext:value-type="float">
            <text:p>-84.363992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3.5366785,-84.3649283,3a,75y,255.98h,70.44t/data=!3m6!1e1!3m4!1sn1zI_Jxzx23ZMJ9OKH4M5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9.9528" calcext:value-type="float">
            <text:p>39.9528</text:p>
          </table:table-cell>
          <table:table-cell office:value-type="float" office:value="-86.3595" calcext:value-type="float">
            <text:p>-86.359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9524849,-86.3595971,3a,75y,358.98h,91.12t/data=!3m6!1e1!3m4!1ss7cAi5UBNh80fUeQekweg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n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7.75360486" calcext:value-type="float">
            <text:p>37.75360486</text:p>
          </table:table-cell>
          <table:table-cell office:value-type="float" office:value="-122.193908" calcext:value-type="float">
            <text:p>-122.193908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7.7536351,-122.1944565,3a,32y,97.53h,87.35t/data=!3m7!1e1!3m5!1sj-pMesgN2A96A9_6cJLgvA!2e0!6s%2F%2Fgeo2.ggpht.com%2Fcbk%3Fpanoid%3Dj-pMesgN2A96A9_6cJLgvA%26output%3Dthumbnail%26cb_client%3Dmaps_sv.tactile.gps%26thumb%3D2%26w%3D203%26h%3D100%26yaw%3D99.968956%26pitch%3D0%26thumbfov%3D100!7i13312!8i6656</text:p>
          </table:table-cell>
          <table:table-cell office:value-type="string" calcext:value-type="string">
            <text:p>Beyond Reasonable Doubt Jesus is Alive!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2.25737622" calcext:value-type="float">
            <text:p>32.25737622</text:p>
          </table:table-cell>
          <table:table-cell office:value-type="float" office:value="-96.50297668" calcext:value-type="float">
            <text:p>-96.50297668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2567705,-96.5032639,3a,28.4y,24.15h,97.16t/data=!3m6!1e1!3m4!1sBl49E3IwcmNQhh-aq3oMtA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9.99715917" calcext:value-type="float">
            <text:p>39.99715917</text:p>
          </table:table-cell>
          <table:table-cell office:value-type="float" office:value="-75.03331661" calcext:value-type="float">
            <text:p>-75.03331661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39.9972558,-75.033676,3a,75y,144.66h,88.23t/data=!3m6!1e1!3m4!1sZJiQnmU7-dLcjz3bV95o0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.706" calcext:value-type="float">
            <text:p>32.706</text:p>
          </table:table-cell>
          <table:table-cell office:value-type="float" office:value="-96.284" calcext:value-type="float">
            <text:p>-96.284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7053797,-96.2838537,3a,75y,11.94h,83.19t/data=!3m6!1e1!3m4!1sSR4dK1Y1Q8PMEotWwIqrc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8.03330362" calcext:value-type="float">
            <text:p>28.03330362</text:p>
          </table:table-cell>
          <table:table-cell office:value-type="float" office:value="-82.47023147" calcext:value-type="float">
            <text:p>-82.47023147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0333127,-82.46854,3a,75y,260.84h,93.59t/data=!3m6!1e1!3m4!1sd9G-sq8dQEfR79Dgvw0lT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.751949" calcext:value-type="float">
            <text:p>40.751949</text:p>
          </table:table-cell>
          <table:table-cell office:value-type="float" office:value="-74.167947" calcext:value-type="float">
            <text:p>-74.167947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7515901,-74.167702,3a,75y,331.27h,96.01t/data=!3m6!1e1!3m4!1segnKi2t_u8JA1AAwc0-B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5.21456808" calcext:value-type="float">
            <text:p>45.21456808</text:p>
          </table:table-cell>
          <table:table-cell office:value-type="float" office:value="-93.02731007" calcext:value-type="float">
            <text:p>-93.02731007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5.2136594,-93.0286318,3a,61.1y,82.64h,93.75t/data=!3m6!1e1!3m4!1sbBql45WSAw9KI121Raj9E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2.445644" calcext:value-type="float">
            <text:p>42.445644</text:p>
          </table:table-cell>
          <table:table-cell office:value-type="float" office:value="-70.965795" calcext:value-type="float">
            <text:p>-70.965795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https://www.google.com/maps/@42.4460021,-70.9653389,3a,75y,207.68h,101.21t/data=!3m6!1e1!3m4!1sYQjAY3H3XQQCpHELBR3Xs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Oct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9.731212" calcext:value-type="float">
            <text:p>39.731212</text:p>
          </table:table-cell>
          <table:table-cell office:value-type="float" office:value="-75.621606" calcext:value-type="float">
            <text:p>-75.621606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https://www.google.com/maps/@39.731081,-75.6208014,3a,75y,267.13h,97.82t/data=!3m6!1e1!3m4!1s4m748R12riFYkwp9xGLxl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.296497" calcext:value-type="float">
            <text:p>39.296497</text:p>
          </table:table-cell>
          <table:table-cell office:value-type="float" office:value="-76.505554" calcext:value-type="float">
            <text:p>-76.505554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https://www.google.com/maps/@39.2966133,-76.5058997,3a,75y,136.63h,69.07t/data=!3m6!1e1!3m4!1sCvsMMdPYQ2irKQ7mUsinq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8.39777108" calcext:value-type="float">
            <text:p>28.39777108</text:p>
          </table:table-cell>
          <table:table-cell office:value-type="float" office:value="-82.66232371" calcext:value-type="float">
            <text:p>-82.66232371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3976634,-82.6618594,3a,75y,307.37h,80.76t/data=!3m6!1e1!3m4!1sM346_R-BArHf7PRVbdZE-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7.37767" calcext:value-type="float">
            <text:p>27.37767</text:p>
          </table:table-cell>
          <table:table-cell office:value-type="float" office:value="-80.386233" calcext:value-type="float">
            <text:p>-80.386233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7.3767657,-80.3849954,3a,75y,325.97h,95.92t/data=!3m6!1e1!3m4!1sS5aQBKsTzpoIoSXRroByo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9.482471" calcext:value-type="float">
            <text:p>39.482471</text:p>
          </table:table-cell>
          <table:table-cell office:value-type="float" office:value="-76.212767" calcext:value-type="float">
            <text:p>-76.212767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https://www.google.com/maps/@39.482206,-76.212637,3a,75y,323.93h,93.92t/data=!3m6!1e1!3m4!1sn0LZnSZ8h7StcUKQ1PiG1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5.38335138" calcext:value-type="float">
            <text:p>35.38335138</text:p>
          </table:table-cell>
          <table:table-cell office:value-type="float" office:value="-106.4623743" calcext:value-type="float">
            <text:p>-106.4623743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3833871,-106.463207,3a,15.9y,100.53h,92.3t/data=!3m6!1e1!3m4!1sOjZux2XMCS3VqlLGkUgt0g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2.49544" calcext:value-type="float">
            <text:p>32.49544</text:p>
          </table:table-cell>
          <table:table-cell office:value-type="float" office:value="-97.287439" calcext:value-type="float">
            <text:p>-97.287439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958929,-97.2868594,3a,36.4y,242.32h,95.04t/data=!3m6!1e1!3m4!1sU0nk0mvO2R24U7hMKnuQ4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9.302427" calcext:value-type="float">
            <text:p>39.302427</text:p>
          </table:table-cell>
          <table:table-cell office:value-type="float" office:value="-76.547249" calcext:value-type="float">
            <text:p>-76.547249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https://www.google.com/maps/@39.3023567,-76.5460337,3a,75y,303.93h,86.99t/data=!3m6!1e1!3m4!1sXcw_vsbXEVgk_0P-W9SH8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33.43710661" calcext:value-type="float">
            <text:p>33.43710661</text:p>
          </table:table-cell>
          <table:table-cell office:value-type="float" office:value="-112.1232194" calcext:value-type="float">
            <text:p>-112.1232194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3.4368376,-112.1219279,3a,75y,296.46h,95.9t/data=!3m6!1e1!3m4!1s_Uh8E0bOFBok78wN6kwW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7.485314" calcext:value-type="float">
            <text:p>27.485314</text:p>
          </table:table-cell>
          <table:table-cell office:value-type="float" office:value="-80.489756" calcext:value-type="float">
            <text:p>-80.489756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7.4847905,-80.4894057,3a,75y,338.84h,102.06t/data=!3m6!1e1!3m4!1s-5NIt2KPh-R2RiqT5McR2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n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3.91667419" calcext:value-type="float">
            <text:p>33.91667419</text:p>
          </table:table-cell>
          <table:table-cell office:value-type="float" office:value="-118.2238501" calcext:value-type="float">
            <text:p>-118.223850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9185205,-118.2238883,3a,75y,189.97h,89.12t/data=!3m6!1e1!3m4!1sMTGW77NrSX7-lTKTkTwkL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2.13478606" calcext:value-type="float">
            <text:p>32.13478606</text:p>
          </table:table-cell>
          <table:table-cell office:value-type="float" office:value="-110.8912727" calcext:value-type="float">
            <text:p>-110.8912727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2.1344919,-110.8906177,3a,75y,300.24h,85.15t/data=!3m6!1e1!3m4!1srJh3a7syifz3MyJliKtvY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7.988568" calcext:value-type="float">
            <text:p>37.988568</text:p>
          </table:table-cell>
          <table:table-cell office:value-type="float" office:value="-121.28523" calcext:value-type="float">
            <text:p>-121.28523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7.9894262,-121.2859436,3a,75y,98.47h,93.02t/data=!3m6!1e1!3m4!1saRQsMYt6JABBGBRDWiC0K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9.465336" calcext:value-type="float">
            <text:p>29.465336</text:p>
          </table:table-cell>
          <table:table-cell office:value-type="float" office:value="-95.349805" calcext:value-type="float">
            <text:p>-95.34980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4650751,-95.3496676,3a,43.6y,355.07h,100.46t/data=!3m6!1e1!3m4!1so2eI-BaEoCuxVglxBOMZwA!2e0!7i13312!8i6656</text:p>
          </table:table-cell>
          <table:table-cell office:value-type="string" calcext:value-type="string">
            <text:p>Who is Jesus? Read Matthew's Gospel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3.17587029" calcext:value-type="float">
            <text:p>33.17587029</text:p>
          </table:table-cell>
          <table:table-cell office:value-type="float" office:value="-96.51316877" calcext:value-type="float">
            <text:p>-96.51316877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3.1762723,-96.5154546,3a,75y,99.34h,92.14t/data=!3m6!1e1!3m4!1s7ilOMSEr68EY10bhKenaz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n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9.633028" calcext:value-type="float">
            <text:p>29.633028</text:p>
          </table:table-cell>
          <table:table-cell office:value-type="float" office:value="-81.588635" calcext:value-type="float">
            <text:p>-81.588635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9.6337707,-81.5884578,3a,75y,306.89h,83.26t/data=!3m6!1e1!3m4!1sVExs37Mx1lNrnWbr4dCpz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n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9.8709" calcext:value-type="float">
            <text:p>39.8709</text:p>
          </table:table-cell>
          <table:table-cell office:value-type="float" office:value="-83.9739" calcext:value-type="float">
            <text:p>-83.9739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8730054,-83.9749923,3a,28.7y,161.06h,94.21t/data=!3m6!1e1!3m4!1sQFITBZhwrQOyIEuKoDSY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1.2108" calcext:value-type="float">
            <text:p>31.2108</text:p>
          </table:table-cell>
          <table:table-cell office:value-type="float" office:value="-97.3007" calcext:value-type="float">
            <text:p>-97.3007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1.2102819,-97.3013406,3a,75y,68.39h,87.18t/data=!3m6!1e1!3m4!1sPs9c6mxnhhauJ51AX4mrd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l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5.8746" calcext:value-type="float">
            <text:p>35.8746</text:p>
          </table:table-cell>
          <table:table-cell office:value-type="float" office:value="-84.2463" calcext:value-type="float">
            <text:p>-84.2463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8740808,-84.2462124,3a,28.3y,345.83h,97.68t/data=!3m6!1e1!3m4!1sVIn6NXgDvi7ENfzDesZuP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5.554" calcext:value-type="float">
            <text:p>35.554</text:p>
          </table:table-cell>
          <table:table-cell office:value-type="float" office:value="-97.4566" calcext:value-type="float">
            <text:p>-97.4566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5.5535734,-97.4555973,3a,32.9y,285.11h,89.49t/data=!3m6!1e1!3m4!1sMbLfACdMP9itvHesSgkk2Q!2e0!7i13312!8i6656</text:p>
          </table:table-cell>
          <table:table-cell office:value-type="string" calcext:value-type="string">
            <text:p>Who is Jesus? Read Matthew's Gospel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2.4628" calcext:value-type="float">
            <text:p>32.4628</text:p>
          </table:table-cell>
          <table:table-cell office:value-type="float" office:value="-93.8269" calcext:value-type="float">
            <text:p>-93.8269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4618467,-93.825882,3a,40y,302.63h,103.79t/data=!3m6!1e1!3m4!1stKj_-GduzGL5-_Q7KjCEE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an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4.5631" calcext:value-type="float">
            <text:p>34.5631</text:p>
          </table:table-cell>
          <table:table-cell office:value-type="float" office:value="-84.9402" calcext:value-type="float">
            <text:p>-84.9402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4.5637169,-84.9413375,3a,75y,132.4h,91.28t/data=!3m6!1e1!3m4!1sOXpZk_Lgl72eN_DafuX7H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2.4674" calcext:value-type="float">
            <text:p>32.4674</text:p>
          </table:table-cell>
          <table:table-cell office:value-type="float" office:value="-93.814" calcext:value-type="float">
            <text:p>-93.814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4661865,-93.8150309,3a,75y,18.39h,85.12t/data=!3m6!1e1!3m4!1s7sLOLAv3dVB4i3LltfZsb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36.9478" calcext:value-type="float">
            <text:p>36.9478</text:p>
          </table:table-cell>
          <table:table-cell office:value-type="float" office:value="-84.1248" calcext:value-type="float">
            <text:p>-84.1248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6.9492069,-84.1217155,3a,17.8y,238.55h,88.89t/data=!3m6!1e1!3m4!1sSCLup6gB9PKwsZU6Xv-TI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3.7461" calcext:value-type="float">
            <text:p>33.7461</text:p>
          </table:table-cell>
          <table:table-cell office:value-type="float" office:value="-78.9579" calcext:value-type="float">
            <text:p>-78.9579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3.745905,-78.9568125,3a,25.4y,243.55h,90.92t/data=!3m6!1e1!3m4!1sAZst5ztDTPaKt2dGeHMrPw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4.6811" calcext:value-type="float">
            <text:p>34.6811</text:p>
          </table:table-cell>
          <table:table-cell office:value-type="float" office:value="-86.5779" calcext:value-type="float">
            <text:p>-86.5779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4.6808867,-86.5775711,3a,33.5y,291.93h,97.15t/data=!3m6!1e1!3m4!1sc1i7wCSXcAqMTvDsRZFN7A!2e0!7i13312!8i6656</text:p>
          </table:table-cell>
          <table:table-cell office:value-type="string" calcext:value-type="string">
            <text:p>In despair? Jesus is your hope!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2.4591" calcext:value-type="float">
            <text:p>32.4591</text:p>
          </table:table-cell>
          <table:table-cell office:value-type="float" office:value="-93.8336" calcext:value-type="float">
            <text:p>-93.8336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2.4594607,-93.834742,3a,75y,131.23h,103.22t/data=!3m6!1e1!3m4!1sgdCYgOSGeQbbOi23OBAxr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3.753" calcext:value-type="float">
            <text:p>33.753</text:p>
          </table:table-cell>
          <table:table-cell office:value-type="float" office:value="-86.8291" calcext:value-type="float">
            <text:p>-86.8291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7530494,-86.8288914,3a,75y,288.6h,65.46t/data=!3m6!1e1!3m4!1s3zgu5qvGxjGj9qmQo5Gnz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May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0.9193" calcext:value-type="float">
            <text:p>30.9193</text:p>
          </table:table-cell>
          <table:table-cell office:value-type="float" office:value="-97.5449" calcext:value-type="float">
            <text:p>-97.5449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0.9200027,-97.545773,3a,51.7y,92.32h,92.8t/data=!3m6!1e1!3m4!1sACIHTEijF6MG4xwqsjnPe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0.1242" calcext:value-type="float">
            <text:p>40.1242</text:p>
          </table:table-cell>
          <table:table-cell office:value-type="float" office:value="-75.7837" calcext:value-type="float">
            <text:p>-75.7837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124951,-75.784013,3a,75y,165.08h,90.52t/data=!3m6!1e1!3m4!1s_6oZZDtsjF72Es8RiCOXu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3.4117" calcext:value-type="float">
            <text:p>33.4117</text:p>
          </table:table-cell>
          <table:table-cell office:value-type="float" office:value="-86.9714" calcext:value-type="float">
            <text:p>-86.9714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4118734,-86.9692434,3a,56y,309.74h,95.17t/data=!3m6!1e1!3m4!1srFcMZlMb27DfgGAZgV3Lg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0.3292" calcext:value-type="float">
            <text:p>40.3292</text:p>
          </table:table-cell>
          <table:table-cell office:value-type="float" office:value="-76.7723" calcext:value-type="float">
            <text:p>-76.7723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3298465,-76.7731116,3a,38.5y,153.12h,93.17t/data=!3m6!1e1!3m4!1sh5dR3g5X3U-j42bmV70KM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32.2994" calcext:value-type="float">
            <text:p>32.2994</text:p>
          </table:table-cell>
          <table:table-cell office:value-type="float" office:value="-90.2768" calcext:value-type="float">
            <text:p>-90.276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2.2993188,-90.277528,3a,75y,59.68h,87.15t/data=!3m6!1e1!3m4!1s8mcJN8WLIym0m8LcTrHcT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0.4108" calcext:value-type="float">
            <text:p>30.4108</text:p>
          </table:table-cell>
          <table:table-cell office:value-type="float" office:value="-86.76" calcext:value-type="float">
            <text:p>-86.76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30.4112349,-86.7603116,3a,36y,148.22h,94.02t/data=!3m6!1e1!3m4!1sm6-eWOFQHTE2LDB9WgWdjQ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5.8155" calcext:value-type="float">
            <text:p>35.8155</text:p>
          </table:table-cell>
          <table:table-cell office:value-type="float" office:value="-84.2978" calcext:value-type="float">
            <text:p>-84.2978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814798,-84.2977805,3a,30.2y,344.55h,98.65t/data=!3m6!1e1!3m4!1sqGjp12l4F5N0gyes8FQDpg!2e0!7i13312!8i6656</text:p>
          </table:table-cell>
          <table:table-cell office:value-type="string" calcext:value-type="string">
            <text:p>There is Evidence for GOD!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8.8291" calcext:value-type="float">
            <text:p>38.8291</text:p>
          </table:table-cell>
          <table:table-cell office:value-type="float" office:value="-91.01218" calcext:value-type="float">
            <text:p>-91.01218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8296338,-91.0134436,3a,75y,95.1h,81.82t/data=!3m6!1e1!3m4!1s9MJAFkvjivkIvIhyYCFvR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1.9181" calcext:value-type="float">
            <text:p>31.9181</text:p>
          </table:table-cell>
          <table:table-cell office:value-type="float" office:value="-81.3273" calcext:value-type="float">
            <text:p>-81.3273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1.918785,-81.3282928,3a,21.6y,183.61h,89.37t/data=!3m6!1e1!3m4!1sCr3v-UDs5W9Lf-UOuiChHA!2e0!7i13312!8i6656</text:p>
          </table:table-cell>
          <table:table-cell office:value-type="string" calcext:value-type="string">
            <text:p>Who is Jesus?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1.9181" calcext:value-type="float">
            <text:p>31.9181</text:p>
          </table:table-cell>
          <table:table-cell office:value-type="float" office:value="-81.3273" calcext:value-type="float">
            <text:p>-81.3273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1.918785,-81.3282928,3a,21.6y,137.11h,87.02t/data=!3m6!1e1!3m4!1sCr3v-UDs5W9Lf-UOuiChHA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36.6887" calcext:value-type="float">
            <text:p>36.6887</text:p>
          </table:table-cell>
          <table:table-cell office:value-type="float" office:value="-87.4253" calcext:value-type="float">
            <text:p>-87.4253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6.6891805,-87.4198327,3a,75y,215.32h,75.28t/data=!3m6!1e1!3m4!1sq1sFy88uNNBZvKZjj0jMM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1.4383" calcext:value-type="float">
            <text:p>41.4383</text:p>
          </table:table-cell>
          <table:table-cell office:value-type="float" office:value="-75.6261" calcext:value-type="float">
            <text:p>-75.6261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1.4396267,-75.6291451,3a,75y,168.4h,71.53t/data=!3m6!1e1!3m4!1snTsxVqmu6AhGv_BVI78p7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Oct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4.83773" calcext:value-type="float">
            <text:p>34.83773</text:p>
          </table:table-cell>
          <table:table-cell office:value-type="float" office:value="-92.16374" calcext:value-type="float">
            <text:p>-92.16374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https://www.google.com/maps/@34.8375587,-92.1639323,3a,75y,338.16h,87.71t/data=!3m6!1e1!3m4!1sCsBXYK7QdT-qWv4V911LQ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0.0051" calcext:value-type="float">
            <text:p>30.0051</text:p>
          </table:table-cell>
          <table:table-cell office:value-type="float" office:value="-90.2431" calcext:value-type="float">
            <text:p>-90.2431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0053789,-90.2432918,3a,50.8y,165.52h,88.98t/data=!3m6!1e1!3m4!1sCzPgmBDaJQwv-KGuCOxEPQ!2e0!7i13312!8i6656</text:p>
          </table:table-cell>
          <table:table-cell office:value-type="string" calcext:value-type="string">
            <text:p>After you die, you will meet God.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1.6262" calcext:value-type="float">
            <text:p>41.6262</text:p>
          </table:table-cell>
          <table:table-cell office:value-type="float" office:value="-87.0271" calcext:value-type="float">
            <text:p>-87.027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1.6254058,-87.0278014,3a,36.2y,25.01h,86.23t/data=!3m6!1e1!3m4!1sT1SIGRDpDDXaD6hFouAn7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0.5196" calcext:value-type="float">
            <text:p>30.5196</text:p>
          </table:table-cell>
          <table:table-cell office:value-type="float" office:value="-92.0694" calcext:value-type="float">
            <text:p>-92.0694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5200889,-92.0679652,3a,75y,119.72h,105.57t/data=!3m6!1e1!3m4!1swSDR8TEDrA_cM9OHHukyn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Jun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30.2519" calcext:value-type="float">
            <text:p>30.2519</text:p>
          </table:table-cell>
          <table:table-cell office:value-type="float" office:value="-92.2623" calcext:value-type="float">
            <text:p>-92.2623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2525196,-92.2615839,3a,75y,204.41h,70.58t/data=!3m6!1e1!3m4!1si94LxRCidhz7Q3W8lIUzg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pr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4.4935" calcext:value-type="float">
            <text:p>34.4935</text:p>
          </table:table-cell>
          <table:table-cell office:value-type="float" office:value="-86.8985" calcext:value-type="float">
            <text:p>-86.8985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4.493283,-86.8980493,3a,75y,287.43h,68.63t/data=!3m6!1e1!3m4!1sak08zfH8Sj073w1DCIL38Q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7-Nov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2.8428" calcext:value-type="float">
            <text:p>42.8428</text:p>
          </table:table-cell>
          <table:table-cell office:value-type="float" office:value="-78.7422" calcext:value-type="float">
            <text:p>-78.7422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2.8425281,-78.7410031,3a,75y,318.68h,100.58t/data=!3m6!1e1!3m4!1svtc2xTsXCbF97Jr0-deW1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4-Jul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6.137" calcext:value-type="float">
            <text:p>36.137</text:p>
          </table:table-cell>
          <table:table-cell office:value-type="float" office:value="-85.5331" calcext:value-type="float">
            <text:p>-85.5331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136714,-85.5331654,3a,75y,310.35h,90.32t/data=!3m7!1e1!3m5!1smq79OqLTDaWJTkG1nD132Q!2e0!6s%2F%2Fgeo2.ggpht.com%2Fcbk%3Fpanoid%3Dmq79OqLTDaWJTkG1nD132Q%26output%3Dthumbnail%26cb_client%3Dmaps_sv.tactile.gps%26thumb%3D2%26w%3D203%26h%3D100%26yaw%3D107.187325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0.4483" calcext:value-type="float">
            <text:p>30.4483</text:p>
          </table:table-cell>
          <table:table-cell office:value-type="float" office:value="-88.515" calcext:value-type="float">
            <text:p>-88.515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0.4482307,-88.5140943,3a,75y,305.16h,72.25t/data=!3m6!1e1!3m4!1sBUFG6_l0suiNaSrnP4zwi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5.3913" calcext:value-type="float">
            <text:p>35.3913</text:p>
          </table:table-cell>
          <table:table-cell office:value-type="float" office:value="-97.4209" calcext:value-type="float">
            <text:p>-97.4209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5.3907421,-97.4197902,3a,75y,337.79h,99.48t/data=!3m6!1e1!3m4!1sUKD2U1C75ekhgwF7mXULs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1.6927" calcext:value-type="float">
            <text:p>41.6927</text:p>
          </table:table-cell>
          <table:table-cell office:value-type="float" office:value="-92.4551" calcext:value-type="float">
            <text:p>-92.4551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1.6950935,-92.456119,3a,60y,156.87h,90.2t/data=!3m6!1e1!3m4!1sQtZtNaMr6UvcAZNoahV2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4.6561" calcext:value-type="float">
            <text:p>34.6561</text:p>
          </table:table-cell>
          <table:table-cell office:value-type="float" office:value="-86.8062" calcext:value-type="float">
            <text:p>-86.8062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4.6552776,-86.8060133,3a,75y,346.17h,77.05t/data=!3m6!1e1!3m4!1s3-MCYH_RacyZSMs3Q7E-jw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8-Jan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6.6914" calcext:value-type="float">
            <text:p>36.6914</text:p>
          </table:table-cell>
          <table:table-cell office:value-type="float" office:value="-87.432" calcext:value-type="float">
            <text:p>-87.432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6.6929528,-87.4297768,3a,75y,215.48h,86.02t/data=!3m6!1e1!3m4!1sP8lduqHyJ0U2JiPIs9Psv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6.6886" calcext:value-type="float">
            <text:p>36.6886</text:p>
          </table:table-cell>
          <table:table-cell office:value-type="float" office:value="-87.4211" calcext:value-type="float">
            <text:p>-87.4211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https://www.google.com/maps/@36.6888297,-87.4196697,3a,58y,218.37h,92.54t/data=!3m6!1e1!3m4!1sIDDlq-Y2Lf_ksZLLHI6L3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30.451" calcext:value-type="float">
            <text:p>30.451</text:p>
          </table:table-cell>
          <table:table-cell office:value-type="float" office:value="-91.2623" calcext:value-type="float">
            <text:p>-91.2623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45214,-91.2646479,3a,75y,176.1h,71.66t/data=!3m6!1e1!3m4!1s8TU4lCBs0S1_3V7aiaILS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6.0904" calcext:value-type="float">
            <text:p>36.0904</text:p>
          </table:table-cell>
          <table:table-cell office:value-type="float" office:value="-85.7277" calcext:value-type="float">
            <text:p>-85.7277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0902364,-85.7266046,3a,75y,241.32h,74.95t/data=!3m6!1e1!3m4!1spI13zmE9oCT_eaiJQmgAh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8.4829" calcext:value-type="float">
            <text:p>38.4829</text:p>
          </table:table-cell>
          <table:table-cell office:value-type="float" office:value="-85.7707" calcext:value-type="float">
            <text:p>-85.7707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8.4825518,-85.7710177,3a,75y,33.86h,101.27t/data=!3m6!1e1!3m4!1svsUQgH2dDzXAZ6rGjXE4k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8.9526" calcext:value-type="float">
            <text:p>38.9526</text:p>
          </table:table-cell>
          <table:table-cell office:value-type="float" office:value="-92.0899" calcext:value-type="float">
            <text:p>-92.0899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9530849,-92.0907277,3a,56.6y,115.92h,94.22t/data=!3m6!1e1!3m4!1s8B4efHZJglUWs_a_BzyZqA!2e0!7i13312!8i6656</text:p>
          </table:table-cell>
          <table:table-cell office:value-type="string" calcext:value-type="string">
            <text:p>Who is Jesus? Read Matthew's Gospel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4.905" calcext:value-type="float">
            <text:p>34.905</text:p>
          </table:table-cell>
          <table:table-cell office:value-type="float" office:value="-80.9861" calcext:value-type="float">
            <text:p>-80.9861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9054186,-80.9863951,3a,45.8y,177.43h,101.39t/data=!3m6!1e1!3m4!1suLzce4bHTICN9v3CMKuUvQ!2e0!7i13312!8i6656</text:p>
          </table:table-cell>
          <table:table-cell office:value-type="string" calcext:value-type="string">
            <text:p>Real Christians obey Jesus' teachings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2.4" calcext:value-type="float">
            <text:p>32.4</text:p>
          </table:table-cell>
          <table:table-cell office:value-type="float" office:value="-97.2203" calcext:value-type="float">
            <text:p>-97.2203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4003251,-97.2202056,3a,74.3y,197.69h,79.7t/data=!3m6!1e1!3m4!1spJ4o8Zah1PGBAQVMgb0zk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0.4987" calcext:value-type="float">
            <text:p>30.4987</text:p>
          </table:table-cell>
          <table:table-cell office:value-type="float" office:value="-89.1058" calcext:value-type="float">
            <text:p>-89.105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ttps://www.google.com/maps/@30.4983433,-89.106255,3a,75y,76.25h,89.11t/data=!3m6!1e1!3m4!1sTnQj62B0STLOy8whaqtwU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6.0474" calcext:value-type="float">
            <text:p>36.0474</text:p>
          </table:table-cell>
          <table:table-cell office:value-type="float" office:value="-85.1407" calcext:value-type="float">
            <text:p>-85.1407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0480016,-85.1415859,3a,75y,167.96h,84.5t/data=!3m6!1e1!3m4!1seEM9DZRcGKtHbOHunwpj8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1.4263" calcext:value-type="float">
            <text:p>41.4263</text:p>
          </table:table-cell>
          <table:table-cell office:value-type="float" office:value="-75.6109" calcext:value-type="float">
            <text:p>-75.6109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1.4251844,-75.6108502,3a,75y,14.05h,92.86t/data=!3m6!1e1!3m4!1sjccl7TBgLwfQ1Tb5px31R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5.7395" calcext:value-type="float">
            <text:p>35.7395</text:p>
          </table:table-cell>
          <table:table-cell office:value-type="float" office:value="-81.0875" calcext:value-type="float">
            <text:p>-81.0875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7390857,-81.0875851,3a,65.6y,19.26h,91.78t/data=!3m6!1e1!3m4!1soKIMXbFkNymJsY5Fg7bQPg!2e0!7i13312!8i6656</text:p>
          </table:table-cell>
          <table:table-cell office:value-type="string" calcext:value-type="string">
            <text:p>Jesus your only way to God.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3.6199" calcext:value-type="float">
            <text:p>33.6199</text:p>
          </table:table-cell>
          <table:table-cell office:value-type="float" office:value="-79.0047" calcext:value-type="float">
            <text:p>-79.0047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3.6206306,-79.0041706,3a,75y,182.45h,83.51t/data=!3m6!1e1!3m4!1sKV_VfIgx96LBlLfhQfk1H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37.927911" calcext:value-type="float">
            <text:p>37.927911</text:p>
          </table:table-cell>
          <table:table-cell office:value-type="float" office:value="-121.294135" calcext:value-type="float">
            <text:p>-121.294135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7.9282129,-121.2949138,3a,21.6y,118.41h,87.2t/data=!3m6!1e1!3m4!1sobateoZoeZASS56eY8hmqw!2e0!7i13312!8i6656</text:p>
          </table:table-cell>
          <table:table-cell office:value-type="string" calcext:value-type="string">
            <text:p>Real Christians love their enemies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8.626378" calcext:value-type="float">
            <text:p>38.626378</text:p>
          </table:table-cell>
          <table:table-cell office:value-type="float" office:value="-90.138863" calcext:value-type="float">
            <text:p>-90.138863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38.6260549,-90.1379622,3a,75y,278.12h,85.62t/data=!3m6!1e1!3m4!1s8xbhUky_89ffQZG13ldwZ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1.420988" calcext:value-type="float">
            <text:p>41.420988</text:p>
          </table:table-cell>
          <table:table-cell office:value-type="float" office:value="-83.612271" calcext:value-type="float">
            <text:p>-83.612271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1.4190684,-83.6159356,3a,75y,41.12h,74.65t/data=!3m6!1e1!3m4!1sEtTb05pYCIxsGajazeBbO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8.013115" calcext:value-type="float">
            <text:p>38.013115</text:p>
          </table:table-cell>
          <table:table-cell office:value-type="float" office:value="-121.257479" calcext:value-type="float">
            <text:p>-121.257479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8.012265,-121.2582329,3a,75y,45.71h,89.1t/data=!3m6!1e1!3m4!1sYB1SREofTG0v4zjQiZgSc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8.764008" calcext:value-type="float">
            <text:p>38.764008</text:p>
          </table:table-cell>
          <table:table-cell office:value-type="float" office:value="-90.337972" calcext:value-type="float">
            <text:p>-90.33797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8.7636932,-90.3384324,3a,75y,90t/data=!3m6!1e1!3m4!1sXGEr1jbl3L7WeX_btDu6u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9.893069" calcext:value-type="float">
            <text:p>29.893069</text:p>
          </table:table-cell>
          <table:table-cell office:value-type="float" office:value="-90.124283" calcext:value-type="float">
            <text:p>-90.124283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29.8932173,-90.123999,3a,60y,234.74h,102.84t/data=!3m6!1e1!3m4!1slmpkn03n8YMpglgGHl-r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9.994054" calcext:value-type="float">
            <text:p>39.994054</text:p>
          </table:table-cell>
          <table:table-cell office:value-type="float" office:value="-78.698523" calcext:value-type="float">
            <text:p>-78.698523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39.9941739,-78.6990244,3a,75y,97.78h,83.5t/data=!3m6!1e1!3m4!1s94e_LAxhYwdQy9JyoOB1H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.4258" calcext:value-type="float">
            <text:p>18.4258</text:p>
          </table:table-cell>
          <table:table-cell office:value-type="float" office:value="-65.9887" calcext:value-type="float">
            <text:p>-65.9887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https://www.google.com/maps/@18.426124,-65.9889312,3a,75y,159.03h,105.71t/data=!3m6!1e1!3m4!1sxPLbgV71aGCXaM_ItSh3O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r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8.4486" calcext:value-type="float">
            <text:p>18.4486</text:p>
          </table:table-cell>
          <table:table-cell office:value-type="float" office:value="-66.0592" calcext:value-type="float">
            <text:p>-66.0592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https://www.google.com/maps/@18.4483141,-66.0583856,3a,75y,19.83h,84.85t/data=!3m6!1e1!3m4!1syo_v1a-Vo7bcznKfDRaGb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r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0.0222" calcext:value-type="float">
            <text:p>40.0222</text:p>
          </table:table-cell>
          <table:table-cell office:value-type="float" office:value="-104.8174" calcext:value-type="float">
            <text:p>-104.8174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https://www.google.com/maps/@40.0223561,-104.8180986,3a,75y,66.54h,88.34t/data=!3m6!1e1!3m4!1scIooY6vEz_Ab5728JZCq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Oct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7.636" calcext:value-type="float">
            <text:p>37.636</text:p>
          </table:table-cell>
          <table:table-cell office:value-type="float" office:value="-97.3933" calcext:value-type="float">
            <text:p>-97.3933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https://www.google.com/maps/@37.6367113,-97.3944934,3a,75y,103.48h,78.32t/data=!3m6!1e1!3m4!1skWbyYvIctkxb2SszZbC5h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2.5424" calcext:value-type="float">
            <text:p>42.5424</text:p>
          </table:table-cell>
          <table:table-cell office:value-type="float" office:value="-82.8849" calcext:value-type="float">
            <text:p>-82.8849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5412547,-82.8843118,3a,75y,20.46h,90.42t/data=!3m6!1e1!3m4!1sfOyakewNU1onnN_e8jjNA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4.648655" calcext:value-type="float">
            <text:p>44.648655</text:p>
          </table:table-cell>
          <table:table-cell office:value-type="float" office:value="-123.062815" calcext:value-type="float">
            <text:p>-123.062815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4.6493254,-123.0621216,3a,75y,245.6h,104.63t/data=!3m6!1e1!3m4!1sUh1XGEo50xBqtptQn7-OR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0.270368" calcext:value-type="float">
            <text:p>30.270368</text:p>
          </table:table-cell>
          <table:table-cell office:value-type="float" office:value="-81.768443" calcext:value-type="float">
            <text:p>-81.768443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0.2712429,-81.767628,3a,75y,240.57h,86.75t/data=!3m6!1e1!3m4!1s-LTykAdeu_gZ8rylyRwLj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9.528033" calcext:value-type="float">
            <text:p>39.528033</text:p>
          </table:table-cell>
          <table:table-cell office:value-type="float" office:value="-119.831161" calcext:value-type="float">
            <text:p>-119.831161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9.5283297,-119.8315154,3a,75y,146.91h,90t/data=!3m7!1e1!3m5!1slWT1NODDUi5cB_dPtt7gTQ!2e0!6s%2F%2Fgeo1.ggpht.com%2Fcbk%3Fpanoid%3DlWT1NODDUi5cB_dPtt7gTQ%26output%3Dthumbnail%26cb_client%3Dmaps_sv.tactile.gps%26thumb%3D2%26w%3D203%26h%3D100%26yaw%3D153.31882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Aug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40.28442" calcext:value-type="float">
            <text:p>40.28442</text:p>
          </table:table-cell>
          <table:table-cell office:value-type="float" office:value="-82.922522" calcext:value-type="float">
            <text:p>-82.922522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0.2826638,-82.9256736,3a,67.4y,65.66h,95.1t/data=!3m6!1e1!3m4!1svSnuoZ8kTx8YM-RbONASz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6.65609" calcext:value-type="float">
            <text:p>36.65609</text:p>
          </table:table-cell>
          <table:table-cell office:value-type="float" office:value="-119.716215" calcext:value-type="float">
            <text:p>-119.716215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36.6562128,-119.7166416,3a,75y,63.86h,81.72t/data=!3m6!1e1!3m4!1syp_91B8gLuA2UfsCMlNy1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0.042693" calcext:value-type="float">
            <text:p>30.042693</text:p>
          </table:table-cell>
          <table:table-cell office:value-type="float" office:value="-95.429293" calcext:value-type="float">
            <text:p>-95.429293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0.0420762,-95.4301266,3a,18.7y,39.82h,95.64t/data=!3m6!1e1!3m4!1sqlPtVr3Io34yM1k1zJe7k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3.7152" calcext:value-type="float">
            <text:p>43.7152</text:p>
          </table:table-cell>
          <table:table-cell office:value-type="float" office:value="-92.6923" calcext:value-type="float">
            <text:p>-92.6923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3.7156935,-92.6927067,3a,44.1y,88.55h,86.66t/data=!3m6!1e1!3m4!1sIH2fvpvOKfFMVnKyOjvOt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Oct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3.9558" calcext:value-type="float">
            <text:p>43.9558</text:p>
          </table:table-cell>
          <table:table-cell office:value-type="float" office:value="-92.3418" calcext:value-type="float">
            <text:p>-92.3418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https://www.google.com/maps/@43.9553873,-92.3423369,3a,75y,34.8h,94.64t/data=!3m6!1e1!3m4!1s44erLeMLRgrRROWeHQBXT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2.315585" calcext:value-type="float">
            <text:p>32.315585</text:p>
          </table:table-cell>
          <table:table-cell office:value-type="float" office:value="-109.43673" calcext:value-type="float">
            <text:p>-109.43673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2.3160081,-109.436577,3a,75y,238.29h,76.88t/data=!3m6!1e1!3m4!1s3k5145AMKc-soAIXT_Zdp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4.65636652" calcext:value-type="float">
            <text:p>34.65636652</text:p>
          </table:table-cell>
          <table:table-cell office:value-type="float" office:value="-106.7952821" calcext:value-type="float">
            <text:p>-106.7952821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4.6559113,-106.7960128,3a,75y,75.82h,66t/data=!3m6!1e1!3m4!1s6WpkPJjDzwE5q0ldk-Ke0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5.07203651" calcext:value-type="float">
            <text:p>35.07203651</text:p>
          </table:table-cell>
          <table:table-cell office:value-type="float" office:value="-106.2151578" calcext:value-type="float">
            <text:p>-106.2151578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0727183,-106.2151711,3a,75y,189.49h,95.11t/data=!3m6!1e1!3m4!1sMQyvXGufdi-B-dHSCSrVZ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5.0972028" calcext:value-type="float">
            <text:p>35.0972028</text:p>
          </table:table-cell>
          <table:table-cell office:value-type="float" office:value="-106.6316217" calcext:value-type="float">
            <text:p>-106.6316217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https://www.google.com/maps/@35.0965643,-106.6325228,3a,75y,207.83h,112.56t/data=!3m6!1e1!3m4!1sLaQBqX_1TUIGfVS6FylrE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.46974913" calcext:value-type="float">
            <text:p>29.46974913</text:p>
          </table:table-cell>
          <table:table-cell office:value-type="float" office:value="-98.40563536" calcext:value-type="float">
            <text:p>-98.40563536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4702402,-98.4062583,3a,75y,335.72h,69.37t/data=!3m6!1e1!3m4!1sJ-sQ2-lGxfrFvJp2ER_Xi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4.1566" calcext:value-type="float">
            <text:p>44.1566</text:p>
          </table:table-cell>
          <table:table-cell office:value-type="float" office:value="-103.3119" calcext:value-type="float">
            <text:p>-103.3119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https://www.google.com/maps/@44.156158,-103.3109152,3a,75y,313.14h,87.42t/data=!3m6!1e1!3m4!1scvAiwlZC6e9_2D_ReWBhJ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Jul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5.1586" calcext:value-type="float">
            <text:p>35.1586</text:p>
          </table:table-cell>
          <table:table-cell office:value-type="float" office:value="-114.0805" calcext:value-type="float">
            <text:p>-114.0805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5.1586954,-114.0812292,3a,75y,127.59h,76.16t/data=!3m6!1e1!3m4!1sWPJXz1uHVeHmln0s16QgV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pr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9.9993" calcext:value-type="float">
            <text:p>39.9993</text:p>
          </table:table-cell>
          <table:table-cell office:value-type="float" office:value="-76.0664" calcext:value-type="float">
            <text:p>-76.0664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39.9992096,-76.0675762,3a,75y,80.6h,90.44t/data=!3m6!1e1!3m4!1s85LilxsquBtpjJcoNl-BD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41.5906" calcext:value-type="float">
            <text:p>41.5906</text:p>
          </table:table-cell>
          <table:table-cell office:value-type="float" office:value="-87.2584" calcext:value-type="float">
            <text:p>-87.258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41.5910265,-87.258095,3a,75y,209.02h,71.12t/data=!3m6!1e1!3m4!1sSmqAZ0YOhTntp7QigwvKn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Sep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9.5399" calcext:value-type="float">
            <text:p>39.5399</text:p>
          </table:table-cell>
          <table:table-cell office:value-type="float" office:value="-94.7881" calcext:value-type="float">
            <text:p>-94.788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9.5400204,-94.7876731,3a,75y,284.13h,90.69t/data=!3m6!1e1!3m4!1sfj6NpcJ9qF4oaovZvkZos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1.4895" calcext:value-type="float">
            <text:p>41.4895</text:p>
          </table:table-cell>
          <table:table-cell office:value-type="float" office:value="-94.7003" calcext:value-type="float">
            <text:p>-94.7003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1.4968164,-94.7008958,3a,24.2y,166.87h,85.67t/data=!3m6!1e1!3m4!1sT9dQr1tp_9o6ZZkTuGt0C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0.0606" calcext:value-type="float">
            <text:p>40.0606</text:p>
          </table:table-cell>
          <table:table-cell office:value-type="float" office:value="-76.7557" calcext:value-type="float">
            <text:p>-76.7557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0601797,-76.7549174,3a,75y,267.82h,88.2t/data=!3m6!1e1!3m4!1syZL-ke3jEpTT1BCgoaYTZ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8.2993" calcext:value-type="float">
            <text:p>38.2993</text:p>
          </table:table-cell>
          <table:table-cell office:value-type="float" office:value="-81.5654" calcext:value-type="float">
            <text:p>-81.5654</text:p>
          </table:table-cell>
          <table:table-cell office:value-type="string" calcext:value-type="string">
            <text:p>WV</text:p>
          </table:table-cell>
          <table:table-cell/>
          <table:table-cell office:value-type="string" calcext:value-type="string">
            <text:p>https://www.google.com/maps/@38.3000516,-81.565748,3a,75y,159.02h,89.33t/data=!3m6!1e1!3m4!1sUUU1jLb0-dFWDmm0ZMtLV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3.4094" calcext:value-type="float">
            <text:p>43.4094</text:p>
          </table:table-cell>
          <table:table-cell office:value-type="float" office:value="-83.8904" calcext:value-type="float">
            <text:p>-83.8904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3.4079497,-83.8912318,3a,75y,66.45h,93.64t/data=!3m6!1e1!3m4!1sv5m1gPhEEXfG-ZNYUtKH3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1.5053" calcext:value-type="float">
            <text:p>41.5053</text:p>
          </table:table-cell>
          <table:table-cell office:value-type="float" office:value="-88.1502" calcext:value-type="float">
            <text:p>-88.150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https://www.google.com/maps/@41.5054844,-88.1508904,3a,75y,152.69h,87.25t/data=!3m6!1e1!3m4!1sIqHoNtFFXNirhPiPWbx4x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5.4617" calcext:value-type="float">
            <text:p>35.4617</text:p>
          </table:table-cell>
          <table:table-cell office:value-type="float" office:value="-97.5724" calcext:value-type="float">
            <text:p>-97.5724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5.4605695,-97.5726766,3a,75y,355.1h,84.63t/data=!3m6!1e1!3m4!1scpspIWwS4kU8woCcpn9lY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7.5148" calcext:value-type="float">
            <text:p>37.5148</text:p>
          </table:table-cell>
          <table:table-cell office:value-type="float" office:value="-77.4262" calcext:value-type="float">
            <text:p>-77.4262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https://www.google.com/maps/@37.515329,-77.425317,3a,75y,270.72h,65.66t/data=!3m6!1e1!3m4!1s5iagaeVpCnlx7MO60AKqj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2.796889" calcext:value-type="float">
            <text:p>32.796889</text:p>
          </table:table-cell>
          <table:table-cell office:value-type="float" office:value="-113.5479" calcext:value-type="float">
            <text:p>-113.5479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2.7975718,-113.5481003,3a,75y,184.51h,94.63t/data=!3m6!1e1!3m4!1sjrj4wno9SI7j2-0MVAmaH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May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9.940462" calcext:value-type="float">
            <text:p>39.940462</text:p>
          </table:table-cell>
          <table:table-cell office:value-type="float" office:value="-78.226727" calcext:value-type="float">
            <text:p>-78.226727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39.9408359,-78.227124,3a,75y,153.95h,96.09t/data=!3m6!1e1!3m4!1sjjrsxvwmwupQwJr8z-kJh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8.208031" calcext:value-type="float">
            <text:p>38.208031</text:p>
          </table:table-cell>
          <table:table-cell office:value-type="float" office:value="-104.627834" calcext:value-type="float">
            <text:p>-104.627834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https://www.google.com/maps/@38.2084855,-104.6279427,3a,75y,147.23h,89.98t/data=!3m6!1e1!3m4!1s4SJc0W6juo5Ie8OfzpIxl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Jul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8.273969" calcext:value-type="float">
            <text:p>38.273969</text:p>
          </table:table-cell>
          <table:table-cell office:value-type="float" office:value="-104.554632" calcext:value-type="float">
            <text:p>-104.554632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https://www.google.com/maps/@38.2733313,-104.5549778,3a,75y,42.65h,65.98t/data=!3m6!1e1!3m4!1sz_VhSd10wMff-0d-u1I9j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Aug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0.778711" calcext:value-type="float">
            <text:p>40.778711</text:p>
          </table:table-cell>
          <table:table-cell office:value-type="float" office:value="-82.461239" calcext:value-type="float">
            <text:p>-82.461239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0.7782123,-82.4609266,3a,75y,314.12h,82.11t/data=!3m6!1e1!3m4!1sjD76mQhE3zMfVEiFadaKB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Aug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1.782669" calcext:value-type="float">
            <text:p>41.782669</text:p>
          </table:table-cell>
          <table:table-cell office:value-type="float" office:value="-80.182052" calcext:value-type="float">
            <text:p>-80.182052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1.781881,-80.180928,3a,75y,323.02h,90t/data=!3m7!1e1!3m5!1sCz685ajIRm32AcjcaEJ5pw!2e0!6s%2F%2Fgeo1.ggpht.com%2Fcbk%3Fpanoid%3DCz685ajIRm32AcjcaEJ5pw%26output%3Dthumbnail%26cb_client%3Dmaps_sv.tactile.gps%26thumb%3D2%26w%3D203%26h%3D100%26yaw%3D330.6881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2-Aug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1.047321" calcext:value-type="float">
            <text:p>41.047321</text:p>
          </table:table-cell>
          <table:table-cell office:value-type="float" office:value="-76.832912" calcext:value-type="float">
            <text:p>-76.832912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1.0482139,-76.8333982,3a,75y,149.75h,90.29t/data=!3m6!1e1!3m4!1s3Z0ukbTQUHiHCl_zakmO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1.995369" calcext:value-type="float">
            <text:p>41.995369</text:p>
          </table:table-cell>
          <table:table-cell office:value-type="float" office:value="-80.262352" calcext:value-type="float">
            <text:p>-80.262352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1.9952428,-80.2614969,3a,75y,275.14h,83.48t/data=!3m6!1e1!3m4!1sRLQwUvY_L9kfEEKjXhVQ_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1.014952" calcext:value-type="float">
            <text:p>41.014952</text:p>
          </table:table-cell>
          <table:table-cell office:value-type="float" office:value="-83.686657" calcext:value-type="float">
            <text:p>-83.686657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41.0156447,-83.6872892,3a,75y,127.6h,105.92t/data=!3m6!1e1!3m4!1si8mY8Nj7Io0MGfbKiOwg1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9.277371" calcext:value-type="float">
            <text:p>39.277371</text:p>
          </table:table-cell>
          <table:table-cell office:value-type="float" office:value="-84.863259" calcext:value-type="float">
            <text:p>-84.86325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2771173,-84.8642196,3a,75y,54.76h,90t/data=!3m7!1e1!3m5!1sevQV8WXSDEaXAhYUdbT1kQ!2e0!6s%2F%2Fgeo0.ggpht.com%2Fcbk%3Fpanoid%3DevQV8WXSDEaXAhYUdbT1kQ%26output%3Dthumbnail%26cb_client%3Dmaps_sv.tactile.gps%26thumb%3D2%26w%3D203%26h%3D100%26yaw%3D175.9277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0.174813" calcext:value-type="float">
            <text:p>40.174813</text:p>
          </table:table-cell>
          <table:table-cell office:value-type="float" office:value="-75.983553" calcext:value-type="float">
            <text:p>-75.983553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1747311,-75.9842544,3a,75y,89.48h,101.73t/data=!3m6!1e1!3m4!1sHzWAGD8fNrRc6UCuit8uH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8.413711" calcext:value-type="float">
            <text:p>38.413711</text:p>
          </table:table-cell>
          <table:table-cell office:value-type="float" office:value="-104.611741" calcext:value-type="float">
            <text:p>-104.611741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https://www.google.com/maps/@38.4130972,-104.612404,3a,75y,69.6h,105.58t/data=!3m6!1e1!3m4!1ss1m5SQi_oSRMwDnBVy5HD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9.853009" calcext:value-type="float">
            <text:p>39.853009</text:p>
          </table:table-cell>
          <table:table-cell office:value-type="float" office:value="-85.109778" calcext:value-type="float">
            <text:p>-85.10977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8535393,-85.1107987,3a,75y,118.55h,96.03t/data=!3m7!1e1!3m5!1sOgJJBRSXHd8yQE8CK4bhGQ!2e0!6s%2F%2Fgeo3.ggpht.com%2Fcbk%3Fpanoid%3DOgJJBRSXHd8yQE8CK4bhGQ%26output%3Dthumbnail%26cb_client%3Dmaps_sv.tactile.gps%26thumb%3D2%26w%3D203%26h%3D100%26yaw%3D13.446592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3.069374" calcext:value-type="float">
            <text:p>43.069374</text:p>
          </table:table-cell>
          <table:table-cell office:value-type="float" office:value="-86.008058" calcext:value-type="float">
            <text:p>-86.008058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3.0699241,-86.0085282,3a,75y,139.03h,79.33t/data=!3m6!1e1!3m4!1sqUbbAHbEJJ5i-sbfeWYdT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2.218179" calcext:value-type="float">
            <text:p>42.218179</text:p>
          </table:table-cell>
          <table:table-cell office:value-type="float" office:value="-83.524571" calcext:value-type="float">
            <text:p>-83.524571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https://www.google.com/maps/@42.2190494,-83.5252424,3a,75y,131.04h,95.11t/data=!3m6!1e1!3m4!1suHwdZ9sdjlLxewoLiy8pX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9.773302" calcext:value-type="float">
            <text:p>29.773302</text:p>
          </table:table-cell>
          <table:table-cell office:value-type="float" office:value="-95.238081" calcext:value-type="float">
            <text:p>-95.238081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29.7738778,-95.2385584,3a,75y,161.61h,81.23t/data=!3m6!1e1!3m4!1saASHm_JEyqeiUwaSM_4iV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8.607712" calcext:value-type="float">
            <text:p>38.607712</text:p>
          </table:table-cell>
          <table:table-cell office:value-type="float" office:value="-112.23245" calcext:value-type="float">
            <text:p>-112.23245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38.6077545,-112.2329276,3a,90y,113.8h,85.15t/data=!3m6!1e1!3m4!1sGmvKc1SHTTPRZ_EY3qGr_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Jul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1.256837" calcext:value-type="float">
            <text:p>41.256837</text:p>
          </table:table-cell>
          <table:table-cell office:value-type="float" office:value="-110.992423" calcext:value-type="float">
            <text:p>-110.992423</text:p>
          </table:table-cell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https://www.google.com/maps/@41.2575431,-110.9934026,3a,75y,117.84h,66.51t/data=!3m6!1e1!3m4!1sOhOUOXraf7NRK1vgCEckr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8.986588" calcext:value-type="float">
            <text:p>38.986588</text:p>
          </table:table-cell>
          <table:table-cell office:value-type="float" office:value="-110.165774" calcext:value-type="float">
            <text:p>-110.165774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38.9858163,-110.1662767,3a,75y,16.39h,89.17t/data=!3m6!1e1!3m4!1siMLEIG-2DiIkc4cG00iJc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4-Aug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2.91237" calcext:value-type="float">
            <text:p>42.91237</text:p>
          </table:table-cell>
          <table:table-cell office:value-type="float" office:value="-112.505628" calcext:value-type="float">
            <text:p>-112.505628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2.9129243,-112.505326,3a,75y,218.89h,92.74t/data=!3m6!1e1!3m4!1s7QAIos47rrFr_FeXNN_Cb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7.553331" calcext:value-type="float">
            <text:p>47.553331</text:p>
          </table:table-cell>
          <table:table-cell office:value-type="float" office:value="-111.503437" calcext:value-type="float">
            <text:p>-111.503437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https://www.google.com/maps/@47.5539098,-111.5016037,3a,75y,245.25h,70.52t/data=!3m6!1e1!3m4!1sZ13U50-beOD3vk26meg57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2.820967" calcext:value-type="float">
            <text:p>42.820967</text:p>
          </table:table-cell>
          <table:table-cell office:value-type="float" office:value="-112.389217" calcext:value-type="float">
            <text:p>-112.389217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https://www.google.com/maps/@42.8206303,-112.3902434,3a,62.5y,100.14h,102.03t/data=!3m6!1e1!3m4!1sW-_qLAVzYMA30WlcNNUla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0.689667" calcext:value-type="float">
            <text:p>40.689667</text:p>
          </table:table-cell>
          <table:table-cell office:value-type="float" office:value="-112.461" calcext:value-type="float">
            <text:p>-112.461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https://www.google.com/maps/@40.6902746,-112.459988,3a,75y,228.54h,83.41t/data=!3m6!1e1!3m4!1s8RS2508YKbN6gZFR7iAad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9.314142" calcext:value-type="float">
            <text:p>39.314142</text:p>
          </table:table-cell>
          <table:table-cell office:value-type="float" office:value="-76.537207" calcext:value-type="float">
            <text:p>-76.537207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https://www.google.com/maps/@39.3145851,-76.5383015,3a,75y,57.52h,90.95t/data=!3m6!1e1!3m4!1srpwwhTDbyIOKEVWYxCDWSA!2e0!7i3328!8i1664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7-Dec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2.370724" calcext:value-type="float">
            <text:p>32.370724</text:p>
          </table:table-cell>
          <table:table-cell office:value-type="float" office:value="-96.640865" calcext:value-type="float">
            <text:p>-96.64086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3698875,-96.6407953,3a,75y,7.41h,79.75t/data=!3m6!1e1!3m4!1sofkansT_o1jvmMTVBADtv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4.361983" calcext:value-type="float">
            <text:p>34.361983</text:p>
          </table:table-cell>
          <table:table-cell office:value-type="float" office:value="-83.295345" calcext:value-type="float">
            <text:p>-83.295345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4.3604448,-83.2959364,3a,75y,348.21h,104.37t/data=!3m6!1e1!3m4!1s9rCbirKA_FA11Mb7Wjv7f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Sep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2.567068" calcext:value-type="float">
            <text:p>32.567068</text:p>
          </table:table-cell>
          <table:table-cell office:value-type="float" office:value="-96.821895" calcext:value-type="float">
            <text:p>-96.821895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2.5670221,-96.822643,3a,75y,101.93h,81.43t/data=!3m6!1e1!3m4!1silux6n5k6bt3ScUsXRd9l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5.35937" calcext:value-type="float">
            <text:p>35.35937</text:p>
          </table:table-cell>
          <table:table-cell office:value-type="float" office:value="-99.555364" calcext:value-type="float">
            <text:p>-99.555364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ttps://www.google.com/maps/@35.359902,-99.555362,3a,75y,169.63h,92.7t/data=!3m6!1e1!3m4!1sQXfrInz_OPC55g3DvowFo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4.98513" calcext:value-type="float">
            <text:p>34.98513</text:p>
          </table:table-cell>
          <table:table-cell office:value-type="float" office:value="-82.01975" calcext:value-type="float">
            <text:p>-82.01975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9854215,-82.0194045,3a,75y,207.26h,94.91t/data=!3m6!1e1!3m4!1s1YBjbLF0DKY5fMmJELVNe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4.68781" calcext:value-type="float">
            <text:p>34.68781</text:p>
          </table:table-cell>
          <table:table-cell office:value-type="float" office:value="-82.21582" calcext:value-type="float">
            <text:p>-82.21582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6873967,-82.2167661,3a,75y,37.5h,118t/data=!3m6!1e1!3m4!1smAqtrNjtAcEmx6JOrMCgT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5.03641" calcext:value-type="float">
            <text:p>35.03641</text:p>
          </table:table-cell>
          <table:table-cell office:value-type="float" office:value="-81.83457" calcext:value-type="float">
            <text:p>-81.83457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5.0365108,-81.8352635,3a,75y,68.63h,96.56t/data=!3m6!1e1!3m4!1sIM_vzdCaxtnK1BBMk_SLN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4.690941" calcext:value-type="float">
            <text:p>34.690941</text:p>
          </table:table-cell>
          <table:table-cell office:value-type="float" office:value="-82.509173" calcext:value-type="float">
            <text:p>-82.509173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https://www.google.com/maps/@34.6907964,-82.5087425,3a,75y,248.21h,71.67t/data=!3m6!1e1!3m4!1sOuGCuVPEpM0OmeIIS7rl2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3.0362" calcext:value-type="float">
            <text:p>33.0362</text:p>
          </table:table-cell>
          <table:table-cell office:value-type="float" office:value="-97.42087" calcext:value-type="float">
            <text:p>-97.42087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3.0369553,-97.4207406,3a,75y,233.85h,85.55t/data=!3m6!1e1!3m4!1sI04pU7kgEDg_ZmjHjnMtW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Nov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7.7732" calcext:value-type="float">
            <text:p>37.7732</text:p>
          </table:table-cell>
          <table:table-cell office:value-type="float" office:value="-89.9308" calcext:value-type="float">
            <text:p>-89.9308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7.7733063,-89.9318152,3a,75y,85h,68.51t/data=!3m6!1e1!3m4!1sx3ALHuwNDSZ8bW3IMgkLW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Dec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4.7802" calcext:value-type="float">
            <text:p>34.7802</text:p>
          </table:table-cell>
          <table:table-cell office:value-type="float" office:value="-79.5007" calcext:value-type="float">
            <text:p>-79.5007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4.7809399,-79.5008312,3a,75y,188.4h,99.81t/data=!3m6!1e1!3m4!1sXJF6Ydqrxb4BwQS1yBIhV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2.2506" calcext:value-type="float">
            <text:p>32.2506</text:p>
          </table:table-cell>
          <table:table-cell office:value-type="float" office:value="-86.3683" calcext:value-type="float">
            <text:p>-86.3683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2.2500289,-86.367838,3a,75y,312.86h,73.28t/data=!3m6!1e1!3m4!1saXemCTNeUDHjenl75-tqP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0.1228" calcext:value-type="float">
            <text:p>30.1228</text:p>
          </table:table-cell>
          <table:table-cell office:value-type="float" office:value="-93.8442" calcext:value-type="float">
            <text:p>-93.8442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0.1231192,-93.8429786,3a,75y,357.45h,78.51t/data=!3m6!1e1!3m4!1snDoEGE2IzzEu9TW7g9MhJ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7.5831" calcext:value-type="float">
            <text:p>37.5831</text:p>
          </table:table-cell>
          <table:table-cell office:value-type="float" office:value="-81.1184" calcext:value-type="float">
            <text:p>-81.1184</text:p>
          </table:table-cell>
          <table:table-cell office:value-type="string" calcext:value-type="string">
            <text:p>WV</text:p>
          </table:table-cell>
          <table:table-cell/>
          <table:table-cell office:value-type="string" calcext:value-type="string">
            <text:p>https://www.google.com/maps/@37.5829749,-81.1202446,3a,58.8y,98.97h,103.76t/data=!3m6!1e1!3m4!1s9lp9qY6Seo6e7Ypv1wqBn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5.7483" calcext:value-type="float">
            <text:p>35.7483</text:p>
          </table:table-cell>
          <table:table-cell office:value-type="float" office:value="-86.3404" calcext:value-type="float">
            <text:p>-86.3404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7482361,-86.3414251,3a,75y,117.7h,85.56t/data=!3m6!1e1!3m4!1sIuMN8T_-GnflTedAC5EHD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Aug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5.1876" calcext:value-type="float">
            <text:p>35.1876</text:p>
          </table:table-cell>
          <table:table-cell office:value-type="float" office:value="-81.4042" calcext:value-type="float">
            <text:p>-81.404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5.1877674,-81.4032672,3a,75y,273.16h,83.77t/data=!3m6!1e1!3m4!1swX7se-jjKl619H-RQhz4Q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2.3676" calcext:value-type="float">
            <text:p>32.3676</text:p>
          </table:table-cell>
          <table:table-cell office:value-type="float" office:value="-86.1081" calcext:value-type="float">
            <text:p>-86.1081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2.3671505,-86.1077274,3a,75y,306.5h,74.65t/data=!3m6!1e1!3m4!1sK1L76FL_QBOmYCI5wLZqA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7.2242" calcext:value-type="float">
            <text:p>37.2242</text:p>
          </table:table-cell>
          <table:table-cell office:value-type="float" office:value="-93.3733" calcext:value-type="float">
            <text:p>-93.373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ttps://www.google.com/maps/@37.2237258,-93.3727068,3a,75y,296.58h,95.62t/data=!3m6!1e1!3m4!1suInd_t7upqNaOV6E6-qwD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3.5957" calcext:value-type="float">
            <text:p>33.5957</text:p>
          </table:table-cell>
          <table:table-cell office:value-type="float" office:value="-86.1996" calcext:value-type="float">
            <text:p>-86.1996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5952772,-86.1998937,3a,75y,46.43h,84.3t/data=!3m6!1e1!3m4!1sEUePK7LTAC8vljC7VDU20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4.6167" calcext:value-type="float">
            <text:p>34.6167</text:p>
          </table:table-cell>
          <table:table-cell office:value-type="float" office:value="-79.0666" calcext:value-type="float">
            <text:p>-79.0666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4.6167814,-79.0666113,3a,75y,135.83h,94.37t/data=!3m6!1e1!3m4!1s5MI0xt3ryAysoPYTomsLj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Nov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.1955" calcext:value-type="float">
            <text:p>32.1955</text:p>
          </table:table-cell>
          <table:table-cell office:value-type="float" office:value="-81.192" calcext:value-type="float">
            <text:p>-81.192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2.1947311,-81.1916747,3a,75y,339.06h,90.45t/data=!3m6!1e1!3m4!1sOzZButpHfYgEsX9bXNWjd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n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6.1399" calcext:value-type="float">
            <text:p>36.1399</text:p>
          </table:table-cell>
          <table:table-cell office:value-type="float" office:value="-84.0438" calcext:value-type="float">
            <text:p>-84.0438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6.1393443,-84.0438162,3a,75y,337.21h,103.2t/data=!3m6!1e1!3m4!1sOd2ALnp_-Hj7VIfAtxZFE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3.1775" calcext:value-type="float">
            <text:p>33.1775</text:p>
          </table:table-cell>
          <table:table-cell office:value-type="float" office:value="-87.3783" calcext:value-type="float">
            <text:p>-87.3783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3.1781558,-87.3782032,3a,75y,211.28h,105.4t/data=!3m6!1e1!3m4!1snIznJp_arUcwjfA8qOx8j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5.9816" calcext:value-type="float">
            <text:p>35.9816</text:p>
          </table:table-cell>
          <table:table-cell office:value-type="float" office:value="-83.6223" calcext:value-type="float">
            <text:p>-83.6223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9819575,-83.622567,3a,75y,193.72h,90t/data=!3m6!1e1!3m4!1sUcvFuEoUGYrP7yhdGM3hW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Mar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0.2556" calcext:value-type="float">
            <text:p>30.2556</text:p>
          </table:table-cell>
          <table:table-cell office:value-type="float" office:value="-92.0279" calcext:value-type="float">
            <text:p>-92.0279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2549184,-92.0274478,3a,34.6y,309.73h,91.14t/data=!3m6!1e1!3m4!1sB4gp1MhsHT3vAVONBLLNw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0.228" calcext:value-type="float">
            <text:p>30.228</text:p>
          </table:table-cell>
          <table:table-cell office:value-type="float" office:value="-89.7754" calcext:value-type="float">
            <text:p>-89.7754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2283,-89.7759297,3a,75y,151.31h,96.32t/data=!3m6!1e1!3m4!1sMHICzlvud_apfm0HmX2j3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n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2.452767" calcext:value-type="float">
            <text:p>32.452767</text:p>
          </table:table-cell>
          <table:table-cell office:value-type="float" office:value="-84.996597" calcext:value-type="float">
            <text:p>-84.996597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https://www.google.com/maps/@32.453149,-84.9949628,3a,75y,227.02h,95.34t/data=!3m6!1e1!3m4!1sDAo9UszscNwGY4b_ZFovt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0.426556" calcext:value-type="float">
            <text:p>30.426556</text:p>
          </table:table-cell>
          <table:table-cell office:value-type="float" office:value="-90.452918" calcext:value-type="float">
            <text:p>-90.452918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30.4261008,-90.4520516,3a,75y,347.99h,104.29t/data=!3m6!1e1!3m4!1sJqrkVHnisHPYRgMLobRQ3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May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6.182931" calcext:value-type="float">
            <text:p>36.182931</text:p>
          </table:table-cell>
          <table:table-cell office:value-type="float" office:value="-77.76582" calcext:value-type="float">
            <text:p>-77.76582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1843455,-77.7647169,3a,75y,269.95h,76.7t/data=!3m6!1e1!3m4!1sh__YNjcKEazuL8WbSjPem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0.87133" calcext:value-type="float">
            <text:p>30.87133</text:p>
          </table:table-cell>
          <table:table-cell office:value-type="float" office:value="-83.33941" calcext:value-type="float">
            <text:p>-83.33941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https://www.google.com/maps/@30.8711988,-83.3403059,3a,75y,111.59h,70.18t/data=!3m6!1e1!3m4!1smvk1QGP0zjUgP5Yv2rttU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6.366805" calcext:value-type="float">
            <text:p>36.366805</text:p>
          </table:table-cell>
          <table:table-cell office:value-type="float" office:value="-77.670381" calcext:value-type="float">
            <text:p>-77.670381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ttps://www.google.com/maps/@36.3669181,-77.6710259,3a,75y,71.69h,99.28t/data=!3m6!1e1!3m4!1sa2Y8rl6-cbTeA51TQ4hF_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5.04948" calcext:value-type="float">
            <text:p>35.04948</text:p>
          </table:table-cell>
          <table:table-cell office:value-type="float" office:value="-85.635188" calcext:value-type="float">
            <text:p>-85.635188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https://www.google.com/maps/@35.0502339,-85.6344669,3a,75y,198.94h,93.52t/data=!3m6!1e1!3m4!1sF1Ky8zlNFAAYTgMCu3HKW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3-Aug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9.8" calcext:value-type="float">
            <text:p>39.8</text:p>
          </table:table-cell>
          <table:table-cell office:value-type="float" office:value="-105.0367" calcext:value-type="float">
            <text:p>-105.0367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https://www.google.com/maps/@39.7994099,-105.0384121,3a,75y,78.85h,82.53t/data=!3m6!1e1!3m4!1sj8YVigw96QiHh3xAEcUSE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1.6915824" calcext:value-type="float">
            <text:p>41.6915824</text:p>
          </table:table-cell>
          <table:table-cell office:value-type="float" office:value="-71.14431047" calcext:value-type="float">
            <text:p>-71.14431047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https://www.google.com/maps/@41.6931408,-71.1453363,3a,75y,240.55h,93.65t/data=!3m6!1e1!3m4!1ss5o5GxV_Fn_tTSwVpk9LK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Oct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8.21227541" calcext:value-type="float">
            <text:p>38.21227541</text:p>
          </table:table-cell>
          <table:table-cell office:value-type="float" office:value="-122.1432916" calcext:value-type="float">
            <text:p>-122.1432916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8.2128423,-122.1433557,3a,75y,142.49h,97.67t/data=!3m6!1e1!3m4!1ssekajyJVQJlTF9iOFAOmh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Dec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2.6833" calcext:value-type="float">
            <text:p>42.6833</text:p>
          </table:table-cell>
          <table:table-cell office:value-type="float" office:value="-73.7841" calcext:value-type="float">
            <text:p>-73.7841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https://www.google.com/maps/@42.6823216,-73.7838393,3a,75y,355.52h,100.9t/data=!3m6!1e1!3m4!1s4efdWjpudOnAK4rf1vkJJ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Sep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1.782013" calcext:value-type="float">
            <text:p>41.782013</text:p>
          </table:table-cell>
          <table:table-cell office:value-type="float" office:value="-72.663655" calcext:value-type="float">
            <text:p>-72.663655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https://www.google.com/maps/@41.7811335,-72.6625857,3a,75y,307.54h,96.28t/data=!3m6!1e1!3m4!1snnH--AEVT4cKyh1Qbxk-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1.7998" calcext:value-type="float">
            <text:p>41.7998</text:p>
          </table:table-cell>
          <table:table-cell office:value-type="float" office:value="-71.4011" calcext:value-type="float">
            <text:p>-71.4011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https://www.google.com/maps/@41.7995697,-71.4025166,3a,75y,83.04h,96.61t/data=!3m6!1e1!3m4!1s8S9EnRgBUfyu1GCzRCdxP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0.4282" calcext:value-type="float">
            <text:p>30.4282</text:p>
          </table:table-cell>
          <table:table-cell office:value-type="float" office:value="-97.6713" calcext:value-type="float">
            <text:p>-97.6713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https://www.google.com/maps/@30.4276064,-97.6712719,3a,75y,349.39h,106.42t/data=!3m6!1e1!3m4!1s6Mgb8GaMhN967rtGPpWQM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6.066251" calcext:value-type="float">
            <text:p>36.066251</text:p>
          </table:table-cell>
          <table:table-cell office:value-type="float" office:value="-115.179774" calcext:value-type="float">
            <text:p>-115.179774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https://www.google.com/maps/@36.0661672,-115.1805635,3a,75y,355.75h,76.16t/data=!3m7!1e1!3m5!1sYfF1XAVUJHQyWgxs3bnE_Q!2e0!6s%2F%2Fgeo2.ggpht.com%2Fcbk%3Fpanoid%3DYfF1XAVUJHQyWgxs3bnE_Q%26output%3Dthumbnail%26cb_client%3Dmaps_sv.tactile.gps%26thumb%3D2%26w%3D203%26h%3D100%26yaw%3D332.11703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0.619462" calcext:value-type="float">
            <text:p>40.619462</text:p>
          </table:table-cell>
          <table:table-cell office:value-type="float" office:value="-74.217989" calcext:value-type="float">
            <text:p>-74.217989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620512,-74.218539,3a,75y,129.02h,101.9t/data=!3m6!1e1!3m4!1svKuFFzZMvykTmkjcYxthy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0.0827" calcext:value-type="float">
            <text:p>40.0827</text:p>
          </table:table-cell>
          <table:table-cell office:value-type="float" office:value="-76.3645" calcext:value-type="float">
            <text:p>-76.3645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https://www.google.com/maps/@40.0830258,-76.364645,3a,75y,158.95h,74.06t/data=!3m6!1e1!3m4!1s3yAoFrWdIveWOsrYBsyFz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1-Jul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3.6334584" calcext:value-type="float">
            <text:p>43.6334584</text:p>
          </table:table-cell>
          <table:table-cell office:value-type="float" office:value="-70.336994" calcext:value-type="float">
            <text:p>-70.336994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https://www.google.com/maps/@43.6343085,-70.3377838,3a,75y,165.33h,82.25t/data=!3m6!1e1!3m4!1s0H5WwXkhfMbrMetciWZ_3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4.478833" calcext:value-type="float">
            <text:p>44.478833</text:p>
          </table:table-cell>
          <table:table-cell office:value-type="float" office:value="-73.2139287" calcext:value-type="float">
            <text:p>-73.2139287</text:p>
          </table:table-cell>
          <table:table-cell office:value-type="string" calcext:value-type="string">
            <text:p>VT</text:p>
          </table:table-cell>
          <table:table-cell/>
          <table:table-cell office:value-type="string" calcext:value-type="string">
            <text:p>https://www.google.com/maps/@44.4792815,-73.2139998,3a,75y,172.82h,110.58t/data=!3m6!1e1!3m4!1sG2J4bK62sNnob-XDXsJvh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Oct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7.2384" calcext:value-type="float">
            <text:p>47.2384</text:p>
          </table:table-cell>
          <table:table-cell office:value-type="float" office:value="-122.4109" calcext:value-type="float">
            <text:p>-122.4109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https://www.google.com/maps/@47.2385643,-122.4101893,3a,75y,232.38h,114.73t/data=!3m6!1e1!3m4!1s5PvMv9euQrXIXCbXkuot6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4-Aug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1.977972" calcext:value-type="float">
            <text:p>41.977972</text:p>
          </table:table-cell>
          <table:table-cell office:value-type="float" office:value="-91.6660609" calcext:value-type="float">
            <text:p>-91.6660609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https://www.google.com/maps/@41.9783653,-91.6669536,3a,60y,139.77h,90t/data=!3m6!1e1!3m4!1swq-DucpsCodImmKIzctok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Sep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4.0524459" calcext:value-type="float">
            <text:p>34.0524459</text:p>
          </table:table-cell>
          <table:table-cell office:value-type="float" office:value="-118.2439404" calcext:value-type="float">
            <text:p>-118.24394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34.0524751,-118.2438088,3a,75y,1.66h,105.8t/data=!3m6!1e1!3m4!1saMrv7TYKskhPpZAVRVHCt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8.6530169" calcext:value-type="float">
            <text:p>38.6530169</text:p>
          </table:table-cell>
          <table:table-cell office:value-type="float" office:value="-90.3835465" calcext:value-type="float">
            <text:p>-90.383546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38.6536284,-90.3837881,3a,75y,116.84h,103.76t/data=!3m6!1e1!3m4!1sCriImfHTboOKoEKjOty9V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5-Jul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0.7607044" calcext:value-type="float">
            <text:p>40.7607044</text:p>
          </table:table-cell>
          <table:table-cell office:value-type="float" office:value="-111.8910213" calcext:value-type="float">
            <text:p>-111.891021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40.7607017,-111.8912063,3a,60y,95.55h,90.12t/data=!3m6!1e1!3m4!1se3_DHaeRESXGgtM9mzVAi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7.7747189" calcext:value-type="float">
            <text:p>37.7747189</text:p>
          </table:table-cell>
          <table:table-cell office:value-type="float" office:value="-122.4195205" calcext:value-type="float">
            <text:p>-122.41952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37.7746495,-122.4198197,3a,60y,95.68h,101.62t/data=!3m6!1e1!3m4!1sC0wC56yw7uFLMXACLbrh_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Feb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7.9505306" calcext:value-type="float">
            <text:p>27.9505306</text:p>
          </table:table-cell>
          <table:table-cell office:value-type="float" office:value="-82.4573027" calcext:value-type="float">
            <text:p>-82.457302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27.9505742,-82.4571382,3a,75y,304h,90t/data=!3m7!1e1!3m5!1s5nYt_DQ02g1fbYCMR1Rxpw!2e0!6s%2F%2Fgeo3.ggpht.com%2Fcbk%3Fpanoid%3D5nYt_DQ02g1fbYCMR1Rxpw%26output%3Dthumbnail%26cb_client%3Dsearch.TACTILE.gps%26thumb%3D2%26w%3D96%26h%3D64%26yaw%3D304.38553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3.038863" calcext:value-type="float">
            <text:p>43.038863</text:p>
          </table:table-cell>
          <table:table-cell office:value-type="float" office:value="-87.9067174" calcext:value-type="float">
            <text:p>-87.9067174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ity poster campaign</text:p>
          </table:table-cell>
          <table:table-cell office:value-type="string" calcext:value-type="string">
            <text:p>https://www.google.com/maps/@43.0387797,-87.9065067,3a,75y,87.23h,87t/data=!3m7!1e1!3m5!1sGdSTY4V8k2JEyk3pysww3g!2e0!6s%2F%2Fgeo1.ggpht.com%2Fcbk%3Fpanoid%3DGdSTY4V8k2JEyk3pysww3g%26output%3Dthumbnail%26cb_client%3Dmaps_sv.tactile.gps%26thumb%3D2%26w%3D203%26h%3D100%26yaw%3D212.01163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5.5231253" calcext:value-type="float">
            <text:p>45.5231253</text:p>
          </table:table-cell>
          <table:table-cell office:value-type="float" office:value="-122.6765398" calcext:value-type="float">
            <text:p>-122.6765398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https://www.google.com/maps/@45.5232351,-122.6764449,3a,60y,23.74h,90t/data=!3m6!1e1!3m4!1sWPpcqKiweL7fVaH81IHfX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Jul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9.814981" calcext:value-type="float">
            <text:p>39.814981</text:p>
          </table:table-cell>
          <table:table-cell office:value-type="float" office:value="-86.031881" calcext:value-type="float">
            <text:p>-86.03188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https://www.google.com/maps/@39.8151215,-86.030779,3a,75y,243.63h,103.48t/data=!3m6!1e1!3m4!1sdgG1ubLENddbCUaseKd7X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3.873155" calcext:value-type="float">
            <text:p>33.873155</text:p>
          </table:table-cell>
          <table:table-cell office:value-type="float" office:value="-118.219894" calcext:value-type="float">
            <text:p>-118.219894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https://www.google.com/maps/@33.8735885,-118.2201324,3a,75y,123h,79.49t/data=!3m6!1e1!3m4!1szv875farBjghFOygb0Hsm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Apr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9.1713" calcext:value-type="float">
            <text:p>39.1713</text:p>
          </table:table-cell>
          <table:table-cell office:value-type="float" office:value="-84.5029" calcext:value-type="float">
            <text:p>-84.5029</text:p>
          </table:table-cell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https://www.google.com/maps/@39.1701783,-84.5019278,3a,75y,272.19h,107.23t/data=!3m6!1e1!3m4!1sj54jafNO6ZkmDIg-vxMhE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Oct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9.9573" calcext:value-type="float">
            <text:p>29.9573</text:p>
          </table:table-cell>
          <table:table-cell office:value-type="float" office:value="-90.0916" calcext:value-type="float">
            <text:p>-90.0916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ttps://www.google.com/maps/@29.9566252,-90.0924491,3a,75y,22.5h,99.36t/data=!3m7!1e1!3m5!1ssDw5YZDhWh3y5ocTlbtoJg!2e0!6s%2F%2Fgeo0.ggpht.com%2Fcbk%3Fpanoid%3DsDw5YZDhWh3y5ocTlbtoJg%26output%3Dthumbnail%26cb_client%3Dmaps_sv.tactile.gps%26thumb%3D2%26w%3D203%26h%3D100%26yaw%3D96.6846%26pitch%3D0%26thumbfov%3D10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Aug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6.692093" calcext:value-type="float">
            <text:p>26.692093</text:p>
          </table:table-cell>
          <table:table-cell office:value-type="float" office:value="-80.06804" calcext:value-type="float">
            <text:p>-80.06804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6.6920633,-80.0675462,3a,75y,293.03h,77.24t/data=!3m6!1e1!3m4!1sMWasO9Ppnl_KBt5QJWdXq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May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3.423562" calcext:value-type="float">
            <text:p>33.423562</text:p>
          </table:table-cell>
          <table:table-cell office:value-type="float" office:value="-112.02453" calcext:value-type="float">
            <text:p>-112.02453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https://www.google.com/maps/@33.4238733,-112.0234351,3a,75y,240.83h,100.69t/data=!3m6!1e1!3m4!1s6jqM6uCABMwLDMCRe5Ale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7-Jan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8.067484" calcext:value-type="float">
            <text:p>28.067484</text:p>
          </table:table-cell>
          <table:table-cell office:value-type="float" office:value="-82.453921" calcext:value-type="float">
            <text:p>-82.453921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https://www.google.com/maps/@28.0673624,-82.4542835,3a,75y,91.1h,98.56t/data=!3m6!1e1!3m4!1sjALTYdVV1IVZfhD_frjrxQ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Dec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1.17588" calcext:value-type="float">
            <text:p>41.17588</text:p>
          </table:table-cell>
          <table:table-cell office:value-type="float" office:value="-73.16742" calcext:value-type="float">
            <text:p>-73.16742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https://www.google.com/maps/@41.1752473,-73.167023,3a,75y,332.79h,96.31t/data=!3m6!1e1!3m4!1s8kn-K0rCGeg0ZLFm4g8iTw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1.27825" calcext:value-type="float">
            <text:p>41.27825</text:p>
          </table:table-cell>
          <table:table-cell office:value-type="float" office:value="-72.96534" calcext:value-type="float">
            <text:p>-72.96534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https://www.google.com/maps/@41.277988,-72.9648834,3a,75y,300.51h,88.7t/data=!3m6!1e1!3m4!1skkbQW2m3Tu1ds6uIYU79Mg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0.7381" calcext:value-type="float">
            <text:p>40.7381</text:p>
          </table:table-cell>
          <table:table-cell office:value-type="float" office:value="-74.1254" calcext:value-type="float">
            <text:p>-74.1254</text:p>
          </table:table-cell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https://www.google.com/maps/@40.7384696,-74.1240014,3a,75y,211.81h,84.08t/data=!3m6!1e1!3m4!1s4Ip15a1lSipo9DYmfLoPrA!2e0!7i13312!8i6656</text:p>
          </table:table-cell>
          <table:table-cell office:value-type="string" calcext:value-type="string">
            <text:p>Data not available</text:p>
          </table:table-cell>
          <table:table-cell office:value-type="string" calcext:value-type="string">
            <text:p>16-No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9:57:04.730728000</meta:creation-date>
    <dc:date>2017-12-05T09:58:06.799923000</dc:date>
    <meta:editing-duration>PT1M2S</meta:editing-duration>
    <meta:editing-cycles>1</meta:editing-cycles>
    <meta:document-statistic meta:table-count="1" meta:cell-count="3284" meta:object-count="0"/>
    <meta:generator>LibreOffice/5.2.4.2$MacOSX_X86_64 LibreOffice_project/3d5603e1122f0f102b62521720ab13a38a4e0eb0</meta:generator>
  </office:meta>
</office:document-meta>
</file>